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fr1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border="tru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tee -a /usr/local/share/dustcollector/SERVICE.txt &gt;/dev/null &lt;&lt;'EOF'</text:p>
      <text:p text:style-name="Standard"/>
      <text:p text:style-name="Standard">ISS kiosk:</text:p>
      <text:p text:style-name="Standard"><text:s text:c="2"/>iss-kiosk.service</text:p>
      <text:p text:style-name="Standard"><text:a xlink:type="simple" xlink:href="https://chatgpt.com/g/g-p-6806a238f6108191add9fd1dc7b02750-dustcollector/c/69614cc1-b370-832b-8854-accfbfda4138#main" text:style-name="Internet_20_link" text:visited-style-name="Visited_20_Internet_20_Link">Skip to content</text:a></text:p>
      <text:section text:style-name="Sect1" text:name="stage-slideover-sidebar">
        <text:p text:style-name="P6"/>
        <text:section text:style-name="Sect1" text:name="stage-sidebar-tiny-bar">
          <text:p text:style-name="P6"/>
        </text:section>
      </text:section>
      <text:section text:style-name="Sect1" text:name="thread">
        <text:h text:style-name="P1" text:outline-level="5">You said:</text:h>
        <text:p text:style-name="P7">wrapping up this project</text:p>
      </text:section>
      <text:h text:style-name="Heading_20_6" text:outline-level="6">ChatGPT said:</text:h>
      <text:p text:style-name="Text_20_body">Hi, Paul. Bob here. What’s up?</text:p>
      <text:p text:style-name="Text_20_body">If by “wrapping up this project” you mean <text:span text:style-name="Emphasis">bringing it to a clean, stable stopping point</text:span> rather than squeezing in one more feature, here’s a disciplined way to close it out without regret.</text:p>
      <text:p text:style-name="Horizontal_20_Line"/>
      <text:h text:style-name="Heading_20_2" text:outline-level="2">1. Declare the finish line (explicitly)</text:h>
      <text:list text:style-name="L1">
        <text:list-item>
          <text:p text:style-name="P8">Define <text:span text:style-name="Strong_20_Emphasis">what “done” means</text:span> in one paragraph.</text:p>
        </text:list-item>
        <text:list-item>
          <text:p text:style-name="P8">List <text:span text:style-name="Strong_20_Emphasis">what is intentionally </text:span><text:span text:style-name="Strong_20_Emphasis"><text:span text:style-name="Emphasis">not</text:span></text:span><text:span text:style-name="Strong_20_Emphasis"> included</text:span> (future ideas go to a parking lot).</text:p>
        </text:list-item>
        <text:list-item>
          <text:p text:style-name="P8">Freeze scope. No “just one more tweak.”</text:p>
        </text:list-item>
      </text:list>
      <text:p text:style-name="Horizontal_20_Line"/>
      <text:h text:style-name="Heading_20_2" text:outline-level="2">2. Stabilize the system</text:h>
      <text:list text:style-name="L2">
        <text:list-item>
          <text:p text:style-name="P9">Run it long enough to trust it (overnight or multi-day if applicable).</text:p>
        </text:list-item>
        <text:list-item>
          <text:p text:style-name="P9">Confirm:</text:p>
          <text:list>
            <text:list-item>
              <text:p text:style-name="P9">Startup behavior is deterministic.</text:p>
            </text:list-item>
            <text:list-item>
              <text:p text:style-name="P9">Shutdown / idle states are safe.</text:p>
            </text:list-item>
            <text:list-item>
              <text:p text:style-name="P9">No unexplained background activity.</text:p>
            </text:list-item>
          </text:list>
        </text:list-item>
        <text:list-item>
          <text:p text:style-name="P9">Remove or downgrade noisy debug logging.</text:p>
        </text:list-item>
        <text:list-item>
          <text:p text:style-name="P9">Keep only logs that answer: <text:span text:style-name="Emphasis">What happened? When? Why?</text:span></text:p>
        </text:list-item>
      </text:list>
      <text:p text:style-name="Horizontal_20_Line"/>
      <text:h text:style-name="Heading_20_2" text:outline-level="2">3. Simplify before you stop</text:h>
      <text:list text:style-name="L3">
        <text:list-item>
          <text:p text:style-name="P10">Delete dead code, commented-out experiments, abandoned branches.</text:p>
        </text:list-item>
        <text:list-item>
          <text:p text:style-name="P10">Collapse unnecessary abstraction layers.</text:p>
        </text:list-item>
        <text:list-item>
          <text:p text:style-name="P10">Prefer:</text:p>
          <text:list>
            <text:list-item>
              <text:p text:style-name="P10"><text:soft-page-break/>Fewer modules</text:p>
            </text:list-item>
            <text:list-item>
              <text:p text:style-name="P10">Fewer concepts</text:p>
            </text:list-item>
            <text:list-item>
              <text:p text:style-name="P10">Fewer “clever” mechanisms</text:p>
            </text:list-item>
          </text:list>
        </text:list-item>
        <text:list-item>
          <text:p text:style-name="P10">If two ideas overlap, <text:span text:style-name="Strong_20_Emphasis">pick one and kill the other</text:span>.</text:p>
        </text:list-item>
      </text:list>
      <text:p text:style-name="Horizontal_20_Line"/>
      <text:h text:style-name="Heading_20_2" text:outline-level="2">4. Write the “last mile” documentation</text:h>
      <text:p text:style-name="Text_20_body">Minimum viable docs:</text:p>
      <text:list text:style-name="L4">
        <text:list-item>
          <text:p text:style-name="P11"><text:span text:style-name="Strong_20_Emphasis">README.md</text:span></text:p>
          <text:list>
            <text:list-item>
              <text:p text:style-name="P11">What it does</text:p>
            </text:list-item>
            <text:list-item>
              <text:p text:style-name="P11">How to run it</text:p>
            </text:list-item>
            <text:list-item>
              <text:p text:style-name="P11">How to stop it</text:p>
            </text:list-item>
            <text:list-item>
              <text:p text:style-name="P11">What can break</text:p>
            </text:list-item>
          </text:list>
        </text:list-item>
        <text:list-item>
          <text:p text:style-name="P11"><text:span text:style-name="Strong_20_Emphasis">Architecture sketch</text:span></text:p>
          <text:list>
            <text:list-item>
              <text:p text:style-name="P11">One page, boxes and arrows (mental model, not implementation detail)</text:p>
            </text:list-item>
          </text:list>
        </text:list-item>
        <text:list-item>
          <text:p text:style-name="P11"><text:span text:style-name="Strong_20_Emphasis">Config reference</text:span></text:p>
          <text:list>
            <text:list-item>
              <text:p text:style-name="P11">What knobs exist</text:p>
            </text:list-item>
            <text:list-item>
              <text:p text:style-name="P11">What happens if you change them</text:p>
            </text:list-item>
          </text:list>
        </text:list-item>
      </text:list>
      <text:p text:style-name="Text_20_body">If future-you can re-enter the codebase in 6 months without swearing, you’ve done enough.</text:p>
      <text:p text:style-name="Horizontal_20_Line"/>
      <text:h text:style-name="Heading_20_2" text:outline-level="2">5. Version and archive cleanly</text:h>
      <text:list text:style-name="L5">
        <text:list-item>
          <text:p text:style-name="P12">Commit with a message like:<text:line-break/><text:span text:style-name="Strong_20_Emphasis">“Stabilize system; declare v1 complete”</text:span></text:p>
        </text:list-item>
        <text:list-item>
          <text:p text:style-name="P12">Tag it (<text:span text:style-name="Source_20_Text">v1.0</text:span> or equivalent).</text:p>
        </text:list-item>
        <text:list-item>
          <text:p text:style-name="P12">Make it easy to <text:span text:style-name="Emphasis">never touch this again</text:span> unless you choose to.</text:p>
        </text:list-item>
      </text:list>
      <text:p text:style-name="Horizontal_20_Line"/>
      <text:h text:style-name="Heading_20_2" text:outline-level="2">6. Do a short post-mortem (for yourself)</text:h>
      <text:p text:style-name="Text_20_body">Bullet list:</text:p>
      <text:list text:style-name="L6">
        <text:list-item>
          <text:p text:style-name="P13">What worked surprisingly well</text:p>
        </text:list-item>
        <text:list-item>
          <text:p text:style-name="P13"><text:soft-page-break/>What was harder than expected</text:p>
        </text:list-item>
        <text:list-item>
          <text:p text:style-name="P13">One design decision you’d repeat</text:p>
        </text:list-item>
        <text:list-item>
          <text:p text:style-name="P13">One you wouldn’t</text:p>
        </text:list-item>
      </text:list>
      <text:p text:style-name="Text_20_body">This is where real learning gets locked in.</text:p>
      <text:p text:style-name="Horizontal_20_Line"/>
      <text:h text:style-name="Heading_20_2" text:outline-level="2">7. Mentally let it go</text:h>
      <text:p text:style-name="Text_20_body">This matters more than it sounds.</text:p>
      <text:list text:style-name="L7">
        <text:list-item>
          <text:p text:style-name="P14">A finished project is allowed to be <text:span text:style-name="Emphasis">imperfect</text:span>.</text:p>
        </text:list-item>
        <text:list-item>
          <text:p text:style-name="P14">“Good enough to walk on” beats “eternally liquid.”</text:p>
        </text:list-item>
        <text:list-item>
          <text:p text:style-name="P14">Closure frees cognitive bandwidth for the next real problem.</text:p>
        </text:list-item>
      </text:list>
      <text:p text:style-name="Horizontal_20_Line"/>
      <text:p text:style-name="Text_20_body">If you want, next we can:</text:p>
      <text:list text:style-name="L8">
        <text:list-item>
          <text:p text:style-name="P15">Do a <text:span text:style-name="Strong_20_Emphasis">brutally honest final review</text:span> (“what would I change if this shipped to strangers?”)</text:p>
        </text:list-item>
        <text:list-item>
          <text:p text:style-name="P15">Draft a <text:span text:style-name="Strong_20_Emphasis">one-page retrospective</text:span> suitable for your notes archive</text:p>
        </text:list-item>
        <text:list-item>
          <text:p text:style-name="P15">Identify the <text:span text:style-name="Strong_20_Emphasis">natural successor project</text:span> so momentum carries forward without scope creep</text:p>
        </text:list-item>
      </text:list>
      <text:p text:style-name="Text_20_body">Your call.</text:p>
      <text:p text:style-name="Text_20_body">/Bob</text:p>
      <text:h text:style-name="Heading_20_5" text:outline-level="5">You said:</text:h>
      <text:p text:style-name="Text_20_body">I want to get this to the point where I can manage it as a service. You've helped me make it into a real python package. I want to 1. have it start automatically by: a. having the ISS feed start on bootup b. having the dust collector app start on bootup c. be able to control it from a remote shell, as in stop, start, etc. whatever one needs to control a service 2. I need to document that stuff so it's readily available on the pi itself when I log in from basement. Your thoughts?</text:p>
      <text:h text:style-name="Heading_20_6" text:outline-level="6">ChatGPT said:</text:h>
      <text:p text:style-name="P16">Hi, Paul. Bob here. What’s up?</text:p>
      <text:p text:style-name="Text_20_body">Yes—this is exactly where you want to be: <text:span text:style-name="Strong_20_Emphasis">systemd-managed services</text:span>, plus <text:span text:style-name="Strong_20_Emphasis">local “how to run it” docs</text:span> on the Pi.</text:p>
      <text:p text:style-name="Text_20_body">Below is a clean, workmanlike plan that gives you:</text:p>
      <text:list text:style-name="L9">
        <text:list-item>
          <text:p text:style-name="P18">automatic start at boot</text:p>
        </text:list-item>
        <text:list-item>
          <text:p text:style-name="P18">remote control via <text:span text:style-name="Source_20_Text">systemctl</text:span> (start/stop/restart/status/logs)</text:p>
        </text:list-item>
        <text:list-item>
          <text:p text:style-name="P18">docs available locally when you ssh in from basement</text:p>
        </text:list-item>
      </text:list>
      <text:p text:style-name="Text_20_body"><text:soft-page-break/>I’m going to assume Debian/bookworm on the Pi and that your package exposes a CLI entrypoint (e.g. <text:span text:style-name="Source_20_Text">dustcollector</text:span>).</text:p>
      <text:p text:style-name="Horizontal_20_Line"/>
      <text:h text:style-name="Heading_20_1" text:outline-level="1">0) Ground rules</text:h>
      <text:list text:style-name="L10">
        <text:list-item>
          <text:p text:style-name="P19">Use <text:span text:style-name="Strong_20_Emphasis">systemd units</text:span> (not <text:span text:style-name="Source_20_Text">.bashrc</text:span>, not <text:span text:style-name="Source_20_Text">cron @reboot</text:span>, not <text:span text:style-name="Source_20_Text">tmux</text:span>).</text:p>
        </text:list-item>
        <text:list-item>
          <text:p text:style-name="P19">Put units in <text:span text:style-name="Strong_20_Emphasis"><text:span text:style-name="Source_20_Text">/etc/systemd/system/</text:span></text:span>.</text:p>
        </text:list-item>
        <text:list-item>
          <text:p text:style-name="P19">Put scripts in <text:span text:style-name="Strong_20_Emphasis"><text:span text:style-name="Source_20_Text">/usr/local/bin/</text:span></text:span> (so they’re “system-wide local”).</text:p>
        </text:list-item>
        <text:list-item>
          <text:p text:style-name="P19">Put docs in <text:span text:style-name="Strong_20_Emphasis"><text:span text:style-name="Source_20_Text">/usr/local/share/dustcollector/</text:span></text:span> and/or <text:span text:style-name="Source_20_Text">~/DustCollectorSoftware/docs/</text:span>.</text:p>
        </text:list-item>
      </text:list>
      <text:p text:style-name="Horizontal_20_Line"/>
      <text:h text:style-name="Heading_20_1" text:outline-level="1">1) DustCollector as a service (boot + remote control)</text:h>
      <text:h text:style-name="Heading_20_2" text:outline-level="2">1.1 Create the unit file</text:h>
      <text:p text:style-name="Text_20_body">Create: <text:span text:style-name="Source_20_Text">/etc/systemd/system/dustcollector.service</text:span></text:p>
      <text:p text:style-name="P2"><text:span text:style-name="Source_20_Text">[Unit]</text:span></text:p>
      <text:p text:style-name="P4"><text:span text:style-name="Source_20_Text">Description=DustCollector controller</text:span></text:p>
      <text:p text:style-name="P4"><text:span text:style-name="Source_20_Text">After=network-online.target</text:span></text:p>
      <text:p text:style-name="P4"><text:span text:style-name="Source_20_Text">Wants=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/>
      <text:p text:style-name="P4"><text:span text:style-name="Source_20_Text"># Run as your normal user (change if needed)</text:span></text:p>
      <text:p text:style-name="P4"><text:span text:style-name="Source_20_Text">User=paul</text:span></text:p>
      <text:p text:style-name="P4"><text:span text:style-name="Source_20_Text">Group=paul</text:span></text:p>
      <text:p text:style-name="P4"/>
      <text:p text:style-name="P4"><text:span text:style-name="Source_20_Text"># Adjust this to wherever the repo/package lives on the Pi</text:span></text:p>
      <text:p text:style-name="P4"><text:span text:style-name="Source_20_Text">WorkingDirectory=/home/paul/DustCollectorSoftware</text:span></text:p>
      <text:p text:style-name="P4"/>
      <text:p text:style-name="P4"><text:span text:style-name="Source_20_Text"># If you use a venv, point ExecStart to it; if installed system-wide, use "dustcollector" directly.</text:span></text:p>
      <text:p text:style-name="P4"><text:span text:style-name="Source_20_Text"># Pick ONE of these ExecStart lines and delete the other.</text:span></text:p>
      <text:p text:style-name="P4"/>
      <text:p text:style-name="P4"><text:span text:style-name="Source_20_Text"># (A) VENV-based:</text:span></text:p>
      <text:p text:style-name="P4"><text:span text:style-name="Source_20_Text">ExecStart=/home/paul/DustCollectorSoftware/.venv/bin/python -m dustcollector.main --config /home/paul/DustCollectorSoftware/config/config.yaml</text:span></text:p>
      <text:p text:style-name="P4"/>
      <text:p text:style-name="P4"><text:span text:style-name="Source_20_Text"># (B) Package/console-script based:</text:span></text:p>
      <text:p text:style-name="P4"><text:span text:style-name="Source_20_Text"># ExecStart=/usr/local/bin/dustcollector --config /home/paul/DustCollectorSoftware/config/config.yaml</text:span></text:p>
      <text:p text:style-name="P4"><text:soft-page-break/></text:p>
      <text:p text:style-name="P4"><text:span text:style-name="Source_20_Text">Restart=on-failure</text:span></text:p>
      <text:p text:style-name="P4"><text:span text:style-name="Source_20_Text">RestartSec=2</text:span></text:p>
      <text:p text:style-name="P4"/>
      <text:p text:style-name="P4"><text:span text:style-name="Source_20_Text"># Make logs go to journald (viewable with journalctl)</text:span></text:p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/>
      <text:p text:style-name="P4"><text:span text:style-name="Source_20_Text"># Nice shutdown behavior</text:span></text:p>
      <text:p text:style-name="P4"><text:span text:style-name="Source_20_Text">KillSignal=SIGTERM</text:span></text:p>
      <text:p text:style-name="P4"><text:span text:style-name="Source_20_Text">TimeoutStopSec=10</text:span></text:p>
      <text:p text:style-name="P4"/>
      <text:p text:style-name="P4"><text:span text:style-name="Source_20_Text">[Install]</text:span></text:p>
      <text:p text:style-name="P5"><text:span text:style-name="Source_20_Text">WantedBy=multi-user.target</text:span></text:p>
      <text:h text:style-name="Heading_20_2" text:outline-level="2">1.2 Enable + start it</text:h>
      <text:p text:style-name="Text_20_body">⚠️ <text:span text:style-name="Strong_20_Emphasis">Hazard note:</text:span> enabling/disabling services affects boot behavior but is not data-destructive.</text:p>
      <text:p text:style-name="P2"><text:span text:style-name="Source_20_Text">sudo systemctl daemon-reload</text:span></text:p>
      <text:p text:style-name="P4"><text:span text:style-name="Source_20_Text">sudo systemctl enable dustcollector.service</text:span></text:p>
      <text:p text:style-name="P5"><text:span text:style-name="Source_20_Text">sudo systemctl start dustcollector.service</text:span></text:p>
      <text:h text:style-name="Heading_20_2" text:outline-level="2">1.3 Remote control commands (from basement)</text:h>
      <text:p text:style-name="P2"><text:span text:style-name="Source_20_Text">ssh shop</text:span></text:p>
      <text:p text:style-name="P4"><text:span text:style-name="Source_20_Text">systemctl status dustcollector --no-pager</text:span></text:p>
      <text:p text:style-name="P4"><text:span text:style-name="Source_20_Text">sudo systemctl restart dustcollector</text:span></text:p>
      <text:p text:style-name="P4"><text:span text:style-name="Source_20_Text">sudo systemctl stop dustcollector</text:span></text:p>
      <text:p text:style-name="P4"><text:span text:style-name="Source_20_Text">sudo systemctl start dustcollector</text:span></text:p>
      <text:p text:style-name="P4"><text:span text:style-name="Source_20_Text">journalctl -u dustcollector -n 200 --no-pager</text:span></text:p>
      <text:p text:style-name="P5"><text:span text:style-name="Source_20_Text">journalctl -u dustcollector -f</text:span></text:p>
      <text:p text:style-name="Text_20_body">If you want “no sudo” for service control, that’s doable with a polkit rule, but I’d only add it deliberately.</text:p>
      <text:p text:style-name="Horizontal_20_Line"/>
      <text:h text:style-name="Heading_20_1" text:outline-level="1">2) ISS feed on boot (two sane options)</text:h>
      <text:p text:style-name="Text_20_body">This depends on what you’re currently using to display the ISS feed on that little HDMI screen. The two practical service patterns are:</text:p>
      <text:h text:style-name="Heading_20_2" text:outline-level="2">Option A: <text:span text:style-name="Source_20_Text">mpv</text:span> in “kiosk-ish” mode (best if you have a direct stream URL)</text:h>
      <text:p text:style-name="Text_20_body">Create script: <text:span text:style-name="Source_20_Text">/usr/local/bin/iss-feed</text:span></text:p>
      <text:p text:style-name="P2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oft-page-break/><text:span text:style-name="Source_20_Text"># Force display on the local HDMI session; adjust if your display is not :0</text:span></text:p>
      <text:p text:style-name="P4"><text:span text:style-name="Source_20_Text">export DISPLAY=:0</text:span></text:p>
      <text:p text:style-name="P4"><text:span text:style-name="Source_20_Text">export XAUTHORITY=/home/paul/.Xauthority</text:span></text:p>
      <text:p text:style-name="P4"/>
      <text:p text:style-name="P4"><text:span text:style-name="Source_20_Text"># If audio is unwanted:</text:span></text:p>
      <text:p text:style-name="P4"><text:span text:style-name="Source_20_Text"># --no-audio</text:span></text:p>
      <text:p text:style-name="P4"/>
      <text:p text:style-name="P4"><text:span text:style-name="Source_20_Text"># Replace this URL with whatever you're actually using</text:span></text:p>
      <text:p text:style-name="P4"><text:span text:style-name="Source_20_Text">ISS_URL="REPLACE_WITH_ISS_STREAM_URL"</text:span></text:p>
      <text:p text:style-name="P4"/>
      <text:p text:style-name="P4"><text:span text:style-name="Source_20_Text">exec /usr/bin/mpv \</text:span></text:p>
      <text:p text:style-name="P4"><text:span text:style-name="Source_20_Text"><text:s text:c="2"/>--fs \</text:span></text:p>
      <text:p text:style-name="P4"><text:span text:style-name="Source_20_Text"><text:s text:c="2"/>--no-border \</text:span></text:p>
      <text:p text:style-name="P4"><text:span text:style-name="Source_20_Text"><text:s text:c="2"/>--ontop \</text:span></text:p>
      <text:p text:style-name="P4"><text:span text:style-name="Source_20_Text"><text:s text:c="2"/>--keep-open=no \</text:span></text:p>
      <text:p text:style-name="P4"><text:span text:style-name="Source_20_Text"><text:s text:c="2"/>--no-osd-bar \</text:span></text:p>
      <text:p text:style-name="P5"><text:span text:style-name="Source_20_Text"><text:s text:c="2"/>"$ISS_URL"</text:span></text:p>
      <text:p text:style-name="Text_20_body">Then:</text:p>
      <text:p text:style-name="P3"><text:span text:style-name="Source_20_Text">sudo chmod +x /usr/local/bin/iss-feed</text:span></text:p>
      <text:p text:style-name="Text_20_body">Create unit: <text:span text:style-name="Source_20_Text">/etc/systemd/system/iss-feed.service</text:span></text:p>
      <text:p text:style-name="P2"><text:span text:style-name="Source_20_Text">[Unit]</text:span></text:p>
      <text:p text:style-name="P4"><text:span text:style-name="Source_20_Text">Description=ISS video feed on HDMI</text:span></text:p>
      <text:p text:style-name="P4"><text:span text:style-name="Source_20_Text">After=graphical.target</text:span></text:p>
      <text:p text:style-name="P4"><text:span text:style-name="Source_20_Text">Wants=graphical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/>
      <text:p text:style-name="P4"><text:span text:style-name="Source_20_Text">Environment=DISPLAY=:0</text:span></text:p>
      <text:p text:style-name="P4"><text:span text:style-name="Source_20_Text">Environment=XAUTHORITY=/home/paul/.Xauthority</text:span></text:p>
      <text:p text:style-name="P4"/>
      <text:p text:style-name="P4"><text:span text:style-name="Source_20_Text">ExecStart=/usr/local/bin/iss-feed</text:span></text:p>
      <text:p text:style-name="P4"><text:span text:style-name="Source_20_Text">Restart=always</text:span></text:p>
      <text:p text:style-name="P4"><text:span text:style-name="Source_20_Text">RestartSec=2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/>
      <text:p text:style-name="P4"><text:span text:style-name="Source_20_Text">[Install]</text:span></text:p>
      <text:p text:style-name="P5"><text:span text:style-name="Source_20_Text">WantedBy=graphical.target</text:span></text:p>
      <text:p text:style-name="Text_20_body">Enable/start:</text:p>
      <text:p text:style-name="P2"><text:span text:style-name="Source_20_Text">sudo systemctl daemon-reload</text:span></text:p>
      <text:p text:style-name="P4"><text:span text:style-name="Source_20_Text">sudo systemctl enable iss-feed.service</text:span></text:p>
      <text:p text:style-name="P5"><text:span text:style-name="Source_20_Text">sudo systemctl start iss-feed.service</text:span></text:p>
      <text:h text:style-name="Heading_20_2" text:outline-level="2"><text:soft-page-break/>Option B: Chromium kiosk to a web page (best if you don’t have a stable stream URL)</text:h>
      <text:p text:style-name="Text_20_body">Create script: <text:span text:style-name="Source_20_Text">/usr/local/bin/iss-kiosk</text:span></text:p>
      <text:p text:style-name="P2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export DISPLAY=:0</text:span></text:p>
      <text:p text:style-name="P4"><text:span text:style-name="Source_20_Text">export XAUTHORITY=/home/paul/.Xauthority</text:span></text:p>
      <text:p text:style-name="P4"/>
      <text:p text:style-name="P4"><text:span text:style-name="Source_20_Text">URL="REPLACE_WITH_ISS_PAGE_URL"</text:span></text:p>
      <text:p text:style-name="P4"/>
      <text:p text:style-name="P4"><text:span text:style-name="Source_20_Text">exec /usr/bin/chromium-browser \</text:span></text:p>
      <text:p text:style-name="P4"><text:span text:style-name="Source_20_Text"><text:s text:c="2"/>--kiosk \</text:span></text:p>
      <text:p text:style-name="P4"><text:span text:style-name="Source_20_Text"><text:s text:c="2"/>--noerrdialogs \</text:span></text:p>
      <text:p text:style-name="P4"><text:span text:style-name="Source_20_Text"><text:s text:c="2"/>--disable-infobars \</text:span></text:p>
      <text:p text:style-name="P4"><text:span text:style-name="Source_20_Text"><text:s text:c="2"/>--disable-session-crashed-bubble \</text:span></text:p>
      <text:p text:style-name="P4"><text:span text:style-name="Source_20_Text"><text:s text:c="2"/>--incognito \</text:span></text:p>
      <text:p text:style-name="P5"><text:span text:style-name="Source_20_Text"><text:s text:c="2"/>"$URL"</text:span></text:p>
      <text:p text:style-name="Text_20_body">Unit file is the same shape as above; just change <text:span text:style-name="Source_20_Text">ExecStart=/usr/local/bin/iss-kiosk</text:span>.</text:p>
      <text:p text:style-name="Horizontal_20_Line"/>
      <text:h text:style-name="Heading_20_1" text:outline-level="1">3) Make the docs “right there” on the Pi</text:h>
      <text:h text:style-name="Heading_20_2" text:outline-level="2">3.1 Put a local, single source of truth doc</text:h>
      <text:p text:style-name="Text_20_body">Create: <text:span text:style-name="Source_20_Text">/usr/local/share/dustcollector/README-SERVICE.txt</text:span></text:p>
      <text:p text:style-name="P2"><text:span text:style-name="Source_20_Text">DustCollector + ISS Feed Services</text:span></text:p>
      <text:p text:style-name="P4"/>
      <text:p text:style-name="P4"><text:span text:style-name="Source_20_Text">Quick status:</text:span></text:p>
      <text:p text:style-name="P4"><text:span text:style-name="Source_20_Text"><text:s text:c="2"/>systemctl status dustcollector --no-pager</text:span></text:p>
      <text:p text:style-name="P4"><text:span text:style-name="Source_20_Text"><text:s text:c="2"/>systemctl status iss-feed --no-pager</text:span></text:p>
      <text:p text:style-name="P4"/>
      <text:p text:style-name="P4"><text:span text:style-name="Source_20_Text">Start/stop/restart:</text:span></text:p>
      <text:p text:style-name="P4"><text:span text:style-name="Source_20_Text"><text:s text:c="2"/>sudo systemctl start dustcollector</text:span></text:p>
      <text:p text:style-name="P4"><text:span text:style-name="Source_20_Text"><text:s text:c="2"/>sudo systemctl stop dustcollector</text:span></text:p>
      <text:p text:style-name="P4"><text:span text:style-name="Source_20_Text"><text:s text:c="2"/>sudo systemctl restart dustcollector</text:span></text:p>
      <text:p text:style-name="P4"/>
      <text:p text:style-name="P4"><text:span text:style-name="Source_20_Text">Logs:</text:span></text:p>
      <text:p text:style-name="P4"><text:span text:style-name="Source_20_Text"><text:s text:c="2"/>journalctl -u dustcollector -n 200 --no-pager</text:span></text:p>
      <text:p text:style-name="P4"><text:span text:style-name="Source_20_Text"><text:s text:c="2"/>journalctl -u dustcollector -f</text:span></text:p>
      <text:p text:style-name="P4"/>
      <text:p text:style-name="P4"><text:span text:style-name="Source_20_Text">Enable/disable at boot:</text:span></text:p>
      <text:p text:style-name="P4"><text:span text:style-name="Source_20_Text"><text:s text:c="2"/>sudo systemctl enable dustcollector</text:span></text:p>
      <text:p text:style-name="P4"><text:span text:style-name="Source_20_Text"><text:s text:c="2"/>sudo systemctl disable dustcollector</text:span></text:p>
      <text:p text:style-name="P4"/>
      <text:p text:style-name="P4"><text:span text:style-name="Source_20_Text">ISS feed service:</text:span></text:p>
      <text:p text:style-name="P4"><text:span text:style-name="Source_20_Text"><text:s text:c="2"/>sudo systemctl restart iss-feed</text:span></text:p>
      <text:p text:style-name="P5"><text:span text:style-name="Source_20_Text"><text:s text:c="2"/>journalctl -u iss-feed -n 100 --no-pager</text:span></text:p>
      <text:p text:style-name="Text_20_body"><text:soft-page-break/>Then make it easy to open:</text:p>
      <text:list text:style-name="L11">
        <text:list-item>
          <text:p text:style-name="P20">add an alias in <text:span text:style-name="Source_20_Text">~/.bashrc</text:span>:</text:p>
          <text:list>
            <text:list-item>
              <text:p text:style-name="P20"><text:span text:style-name="Source_20_Text">alias dcs='less /usr/local/share/dustcollector/README-SERVICE.txt'</text:span></text:p>
            </text:list-item>
          </text:list>
        </text:list-item>
      </text:list>
      <text:p text:style-name="Text_20_body">(If you prefer not to touch <text:span text:style-name="Source_20_Text">.bashrc</text:span>, you can just remember <text:span text:style-name="Source_20_Text">less /usr/local/share/dustcollector/README-SERVICE.txt</text:span>.)</text:p>
      <text:h text:style-name="Heading_20_2" text:outline-level="2">3.2 Optional: “help command”</text:h>
      <text:p text:style-name="Text_20_body">Create: <text:span text:style-name="Source_20_Text">/usr/local/bin/dc-help</text:span></text:p>
      <text:p text:style-name="P2"><text:span text:style-name="Source_20_Text">#!/usr/bin/env bash</text:span></text:p>
      <text:p text:style-name="P5"><text:span text:style-name="Source_20_Text">exec /usr/bin/less /usr/local/share/dustcollector/README-SERVICE.txt</text:span></text:p>
      <text:p text:style-name="Text_20_body">Then:</text:p>
      <text:p text:style-name="P3"><text:span text:style-name="Source_20_Text">sudo chmod +x /usr/local/bin/dc-help</text:span></text:p>
      <text:p text:style-name="Text_20_body">Now you can type <text:span text:style-name="Source_20_Text">dc-help</text:span> after login.</text:p>
      <text:p text:style-name="Horizontal_20_Line"/>
      <text:h text:style-name="Heading_20_1" text:outline-level="1">4) A couple of practical “service-quality” tweaks</text:h>
      <text:list text:style-name="L12">
        <text:list-item>
          <text:p text:style-name="P21">Ensure DustCollector logs go to <text:span text:style-name="Strong_20_Emphasis">journald only</text:span> (avoid stray log files unless you want them).</text:p>
        </text:list-item>
        <text:list-item>
          <text:p text:style-name="P21">Add a <text:span text:style-name="Strong_20_Emphasis">health/status CLI</text:span> if you don’t have one yet (even just “print current state and exit”).</text:p>
        </text:list-item>
        <text:list-item>
          <text:p text:style-name="P21">Make sure SIGTERM triggers a clean shutdown (systemd uses SIGTERM by default).</text:p>
        </text:list-item>
      </text:list>
      <text:p text:style-name="Horizontal_20_Line"/>
      <text:h text:style-name="Heading_20_1" text:outline-level="1">What I need from you (so I don’t guess wrong)</text:h>
      <text:p text:style-name="Text_20_body">You don’t need to answer with prose—just paste the outputs:</text:p>
      <text:list text:style-name="L13">
        <text:list-item>
          <text:p text:style-name="P22">What is the command you currently use to start DustCollector successfully?</text:p>
        </text:list-item>
      </text:list>
      <text:p text:style-name="P2"><text:span text:style-name="Source_20_Text">which dustcollector || true</text:span></text:p>
      <text:p text:style-name="P5"><text:span text:style-name="Source_20_Text">ls -la /home/paul/DustCollectorSoftware/.venv/bin/python 2&gt;/dev/null || true</text:span></text:p>
      <text:list text:style-name="L14">
        <text:list-item>
          <text:p text:style-name="P23">What is the exact command you use today to show the ISS feed on the HDMI screen?<text:line-break/>(e.g., <text:span text:style-name="Source_20_Text">mpv ...</text:span>, <text:span text:style-name="Source_20_Text">chromium --kiosk ...</text:span>, something else)</text:p>
        </text:list-item>
      </text:list>
      <text:p text:style-name="Text_20_body">Once you paste those, I’ll give you the <text:span text:style-name="Strong_20_Emphasis">final exact unit files and scripts</text:span> with the correct ExecStart lines (no hand-wavy placeholders), and you’ll be done.</text:p>
      <text:p text:style-name="Text_20_body">/Bob</text:p>
      <text:h text:style-name="Heading_20_5" text:outline-level="5"><text:soft-page-break/>You said:</text:h>
      <text:p text:style-name="Text_20_body">paul@SHOP ~/DustCollectorSoftware $ cat run.sh #!/usr/bin/env bash set -euo pipefail echo "== DustCollector run ==" CONFIG=${CONFIG:-config/config.yaml} PY=${PY:-.venv/bin/python} echo "CONFIG=$CONFIG" echo "PY=$PY" echo exec "$PY" -m src.main --config "$CONFIG" paul@SHOP ~/DustCollectorSoftware $ to see the iss, I issued: paul@SHOP ~/DustCollectorSoftware $ cat ~/bin/iss.sh #!/usr/bin/env bash set -euo pipefail export DISPLAY=:0 export XAUTHORITY="${XAUTHORITY:-$HOME/.Xauthority}" pkill chromium &gt;/dev/null 2&gt;&amp;1 || true sleep 2 URLS=( "https://www.sen.com/live" "https://www.youtube.com/channel/UCLA_DiR1FfKNvjuUpBHmylQ/live?app=desktop" ) for url in "${URLS[@]}"; do chromium-browser \ --kiosk \ --noerrdialogs \ --disable-infobars \ --disable-session-crashed-bubble \ --autoplay-policy=no-user-gesture-required \ --password-store=basic \ --use-mock-keychain \ --mute-audio \ "$url" &amp;&amp; exit 0 done exit 1 paul@SHOP ~/DustCollectorSoftware $ </text:p>
      <text:h text:style-name="Heading_20_6" text:outline-level="6">ChatGPT said:</text:h>
      <text:p text:style-name="Text_20_body">Hi, Paul. Bob here. What’s up?</text:p>
      <text:p text:style-name="Text_20_body">Perfect. You’ve already got the two “golden commands”; now we just wrap them in <text:span text:style-name="Strong_20_Emphasis">systemd units</text:span> and add <text:span text:style-name="Strong_20_Emphasis">local docs + helper commands</text:span>.</text:p>
      <text:p text:style-name="Text_20_body">Below are complete, ready-to-paste files + the exact install commands.</text:p>
      <text:p text:style-name="Horizontal_20_Line"/>
      <text:h text:style-name="Heading_20_1" text:outline-level="1">A) DustCollector service</text:h>
      <text:h text:style-name="Heading_20_2" text:outline-level="2">A1) Create <text:span text:style-name="Source_20_Text">/etc/systemd/system/dustcollector.service</text:span></text:h>
      <text:p text:style-name="P2"><text:span text:style-name="Source_20_Text">[Unit]</text:span></text:p>
      <text:p text:style-name="P4"><text:span text:style-name="Source_20_Text">Description=DustCollector controller</text:span></text:p>
      <text:p text:style-name="P4"><text:span text:style-name="Source_20_Text">After=network-online.target</text:span></text:p>
      <text:p text:style-name="P4"><text:span text:style-name="Source_20_Text">Wants=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/>
      <text:p text:style-name="P4"><text:span text:style-name="Source_20_Text">WorkingDirectory=/home/paul/DustCollectorSoftware</text:span></text:p>
      <text:p text:style-name="P4"/>
      <text:p text:style-name="P4"><text:span text:style-name="Source_20_Text"># Mirrors: exec "$PY" -m src.main --config "$CONFIG"</text:span></text:p>
      <text:p text:style-name="P4"><text:span text:style-name="Source_20_Text">ExecStart=/home/paul/DustCollectorSoftware/.venv/bin/python -m src.main --config /home/paul/DustCollectorSoftware/config/config.yaml</text:span></text:p>
      <text:p text:style-name="P4"/>
      <text:p text:style-name="P4"><text:span text:style-name="Source_20_Text">Restart=on-failure</text:span></text:p>
      <text:p text:style-name="P4"><text:span text:style-name="Source_20_Text">RestartSec=2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/>
      <text:p text:style-name="P4"><text:soft-page-break/><text:span text:style-name="Source_20_Text">KillSignal=SIGTERM</text:span></text:p>
      <text:p text:style-name="P4"><text:span text:style-name="Source_20_Text">TimeoutStopSec=10</text:span></text:p>
      <text:p text:style-name="P4"/>
      <text:p text:style-name="P4"><text:span text:style-name="Source_20_Text">[Install]</text:span></text:p>
      <text:p text:style-name="P5"><text:span text:style-name="Source_20_Text">WantedBy=multi-user.target</text:span></text:p>
      <text:h text:style-name="Heading_20_2" text:outline-level="2">A2) Enable + start</text:h>
      <text:p text:style-name="P2"><text:span text:style-name="Source_20_Text">sudo systemctl daemon-reload</text:span></text:p>
      <text:p text:style-name="P4"><text:span text:style-name="Source_20_Text">sudo systemctl enable dustcollector.service</text:span></text:p>
      <text:p text:style-name="P5"><text:span text:style-name="Source_20_Text">sudo systemctl start dustcollector.service</text:span></text:p>
      <text:h text:style-name="Heading_20_2" text:outline-level="2">A3) Control + logs (from anywhere)</text:h>
      <text:p text:style-name="P2"><text:span text:style-name="Source_20_Text">systemctl status dustcollector --no-pager</text:span></text:p>
      <text:p text:style-name="P4"><text:span text:style-name="Source_20_Text">sudo systemctl restart dustcollector</text:span></text:p>
      <text:p text:style-name="P4"><text:span text:style-name="Source_20_Text">sudo systemctl stop dustcollector</text:span></text:p>
      <text:p text:style-name="P4"><text:span text:style-name="Source_20_Text">sudo systemctl start dustcollector</text:span></text:p>
      <text:p text:style-name="P4"><text:span text:style-name="Source_20_Text">journalctl -u dustcollector -n 200 --no-pager</text:span></text:p>
      <text:p text:style-name="P5"><text:span text:style-name="Source_20_Text">journalctl -u dustcollector -f</text:span></text:p>
      <text:p text:style-name="Horizontal_20_Line"/>
      <text:h text:style-name="Heading_20_1" text:outline-level="1">B) ISS feed service (Chromium kiosk)</text:h>
      <text:h text:style-name="Heading_20_2" text:outline-level="2">B1) Promote your script to a system-wide executable</text:h>
      <text:p text:style-name="Text_20_body">⚠️ <text:span text:style-name="Strong_20_Emphasis">Hazard:</text:span> <text:span text:style-name="Source_20_Text">pkill chromium</text:span> will kill <text:span text:style-name="Emphasis">any</text:span> chromium running as <text:span text:style-name="Source_20_Text">paul</text:span> (by design). That’s fine if the Pi is “dedicated display,” but it’s worth stating explicitly.</text:p>
      <text:p text:style-name="Text_20_body">Create <text:span text:style-name="Source_20_Text">/usr/local/bin/iss-kiosk</text:span>:</text:p>
      <text:p text:style-name="P2"><text:span text:style-name="Source_20_Text">sudo tee /usr/local/bin/iss-kiosk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export DISPLAY=:0</text:span></text:p>
      <text:p text:style-name="P4"><text:span text:style-name="Source_20_Text">export XAUTHORITY="${XAUTHORITY:-$HOME/.Xauthority}"</text:span></text:p>
      <text:p text:style-name="P4"/>
      <text:p text:style-name="P4"><text:span text:style-name="Source_20_Text">pkill chromium &gt;/dev/null 2&gt;&amp;1 || true</text:span></text:p>
      <text:p text:style-name="P4"><text:span text:style-name="Source_20_Text">sleep 2</text:span></text:p>
      <text:p text:style-name="P4"/>
      <text:p text:style-name="P4"><text:span text:style-name="Source_20_Text">URLS=(</text:span></text:p>
      <text:p text:style-name="P4"><text:span text:style-name="Source_20_Text"><text:s text:c="2"/>"https://www.sen.com/live"</text:span></text:p>
      <text:p text:style-name="P4"><text:span text:style-name="Source_20_Text"><text:s text:c="2"/>"https://www.youtube.com/channel/UCLA_DiR1FfKNvjuUpBHmylQ/live?app=desktop"</text:span></text:p>
      <text:p text:style-name="P4"><text:span text:style-name="Source_20_Text">)</text:span></text:p>
      <text:p text:style-name="P4"/>
      <text:p text:style-name="P4"><text:span text:style-name="Source_20_Text">for url in "${URLS[@]}"; do</text:span></text:p>
      <text:p text:style-name="P4"><text:span text:style-name="Source_20_Text"><text:s text:c="2"/>chromium-browser \</text:span></text:p>
      <text:p text:style-name="P4"><text:span text:style-name="Source_20_Text"><text:s text:c="4"/>--kiosk \</text:span></text:p>
      <text:p text:style-name="P4"><text:span text:style-name="Source_20_Text"><text:s text:c="4"/>--noerrdialogs \</text:span></text:p>
      <text:p text:style-name="P4"><text:span text:style-name="Source_20_Text"><text:s text:c="4"/>--disable-infobars \</text:span></text:p>
      <text:p text:style-name="P4"><text:soft-page-break/><text:span text:style-name="Source_20_Text"><text:s text:c="4"/>--disable-session-crashed-bubble \</text:span></text:p>
      <text:p text:style-name="P4"><text:span text:style-name="Source_20_Text"><text:s text:c="4"/>--autoplay-policy=no-user-gesture-required \</text:span></text:p>
      <text:p text:style-name="P4"><text:span text:style-name="Source_20_Text"><text:s text:c="4"/>--password-store=basic \</text:span></text:p>
      <text:p text:style-name="P4"><text:span text:style-name="Source_20_Text"><text:s text:c="4"/>--use-mock-keychain \</text:span></text:p>
      <text:p text:style-name="P4"><text:span text:style-name="Source_20_Text"><text:s text:c="4"/>--mute-audio \</text:span></text:p>
      <text:p text:style-name="P4"><text:span text:style-name="Source_20_Text"><text:s text:c="4"/>"$url" &amp;&amp; exit 0</text:span></text:p>
      <text:p text:style-name="P4"><text:span text:style-name="Source_20_Text">done</text:span></text:p>
      <text:p text:style-name="P4"/>
      <text:p text:style-name="P4"><text:span text:style-name="Source_20_Text">exit 1</text:span></text:p>
      <text:p text:style-name="P4"><text:span text:style-name="Source_20_Text">EOF</text:span></text:p>
      <text:p text:style-name="P4"/>
      <text:p text:style-name="P5"><text:span text:style-name="Source_20_Text">sudo chmod +x /usr/local/bin/iss-kiosk</text:span></text:p>
      <text:h text:style-name="Heading_20_2" text:outline-level="2">B2) Create <text:span text:style-name="Source_20_Text">/etc/systemd/system/iss-kiosk.service</text:span></text:h>
      <text:p text:style-name="P2"><text:span text:style-name="Source_20_Text">[Unit]</text:span></text:p>
      <text:p text:style-name="P4"><text:span text:style-name="Source_20_Text">Description=ISS feed kiosk (Chromium)</text:span></text:p>
      <text:p text:style-name="P4"><text:span text:style-name="Source_20_Text">After=graphical.target network-online.target</text:span></text:p>
      <text:p text:style-name="P4"><text:span text:style-name="Source_20_Text">Wants=graphical.target 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/>
      <text:p text:style-name="P4"><text:span text:style-name="Source_20_Text"># These match what you do in iss.sh</text:span></text:p>
      <text:p text:style-name="P4"><text:span text:style-name="Source_20_Text">Environment=DISPLAY=:0</text:span></text:p>
      <text:p text:style-name="P4"><text:span text:style-name="Source_20_Text">Environment=XAUTHORITY=/home/paul/.Xauthority</text:span></text:p>
      <text:p text:style-name="P4"/>
      <text:p text:style-name="P4"><text:span text:style-name="Source_20_Text">ExecStart=/usr/local/bin/iss-kiosk</text:span></text:p>
      <text:p text:style-name="P4"/>
      <text:p text:style-name="P4"><text:span text:style-name="Source_20_Text">Restart=always</text:span></text:p>
      <text:p text:style-name="P4"><text:span text:style-name="Source_20_Text">RestartSec=3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/>
      <text:p text:style-name="P4"><text:span text:style-name="Source_20_Text"># Give Chromium a little time to exit cleanly</text:span></text:p>
      <text:p text:style-name="P4"><text:span text:style-name="Source_20_Text">TimeoutStopSec=10</text:span></text:p>
      <text:p text:style-name="P4"><text:span text:style-name="Source_20_Text">KillSignal=SIGTERM</text:span></text:p>
      <text:p text:style-name="P4"/>
      <text:p text:style-name="P4"><text:span text:style-name="Source_20_Text">[Install]</text:span></text:p>
      <text:p text:style-name="P5"><text:span text:style-name="Source_20_Text">WantedBy=graphical.target</text:span></text:p>
      <text:h text:style-name="Heading_20_2" text:outline-level="2">B3) Enable + start</text:h>
      <text:p text:style-name="P2"><text:span text:style-name="Source_20_Text">sudo systemctl daemon-reload</text:span></text:p>
      <text:p text:style-name="P4"><text:span text:style-name="Source_20_Text">sudo systemctl enable iss-kiosk.service</text:span></text:p>
      <text:p text:style-name="P5"><text:span text:style-name="Source_20_Text">sudo systemctl start iss-kiosk.service</text:span></text:p>
      <text:h text:style-name="Heading_20_2" text:outline-level="2">B4) Control + logs</text:h>
      <text:p text:style-name="P2"><text:span text:style-name="Source_20_Text">systemctl status iss-kiosk --no-pager</text:span></text:p>
      <text:p text:style-name="P4"><text:span text:style-name="Source_20_Text">sudo systemctl restart iss-kiosk</text:span></text:p>
      <text:p text:style-name="P4"><text:span text:style-name="Source_20_Text">journalctl -u iss-kiosk -n 200 --no-pager</text:span></text:p>
      <text:p text:style-name="P5"><text:soft-page-break/><text:span text:style-name="Source_20_Text">journalctl -u iss-kiosk -f</text:span></text:p>
      <text:p text:style-name="Horizontal_20_Line"/>
      <text:h text:style-name="Heading_20_1" text:outline-level="1">C) Make it easy to manage from a remote shell</text:h>
      <text:h text:style-name="Heading_20_2" text:outline-level="2">C1) A tiny helper command: <text:span text:style-name="Source_20_Text">/usr/local/bin/dc</text:span></text:h>
      <text:p text:style-name="Text_20_body">This gives you: <text:span text:style-name="Source_20_Text">dc status</text:span>, <text:span text:style-name="Source_20_Text">dc restart</text:span>, <text:span text:style-name="Source_20_Text">dc logs</text:span>, etc.</text:p>
      <text:p text:style-name="P2"><text:span text:style-name="Source_20_Text">sudo tee /usr/local/bin/dc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cmd="${1:-help}"</text:span></text:p>
      <text:p text:style-name="P4"/>
      <text:p text:style-name="P4"><text:span text:style-name="Source_20_Text">case "$cmd" in</text:span></text:p>
      <text:p text:style-name="P4"><text:span text:style-name="Source_20_Text"><text:s text:c="2"/>start|stop|restart|enable|disable)</text:span></text:p>
      <text:p text:style-name="P4"><text:span text:style-name="Source_20_Text"><text:s text:c="4"/>sudo systemctl "$cmd" dustcollector.service</text:span></text:p>
      <text:p text:style-name="P4"><text:span text:style-name="Source_20_Text"><text:s text:c="4"/>;;</text:span></text:p>
      <text:p text:style-name="P4"><text:span text:style-name="Source_20_Text"><text:s text:c="2"/>status)</text:span></text:p>
      <text:p text:style-name="P4"><text:span text:style-name="Source_20_Text"><text:s text:c="4"/>systemctl status dustcollector.service --no-pager</text:span></text:p>
      <text:p text:style-name="P4"><text:span text:style-name="Source_20_Text"><text:s text:c="4"/>;;</text:span></text:p>
      <text:p text:style-name="P4"><text:span text:style-name="Source_20_Text"><text:s text:c="2"/>logs)</text:span></text:p>
      <text:p text:style-name="P4"><text:span text:style-name="Source_20_Text"><text:s text:c="4"/># dc logs [N]</text:span></text:p>
      <text:p text:style-name="P4"><text:span text:style-name="Source_20_Text"><text:s text:c="4"/>n="${2:-200}"</text:span></text:p>
      <text:p text:style-name="P4"><text:span text:style-name="Source_20_Text"><text:s text:c="4"/>journalctl -u dustcollector.service -n "$n" --no-pager</text:span></text:p>
      <text:p text:style-name="P4"><text:span text:style-name="Source_20_Text"><text:s text:c="4"/>;;</text:span></text:p>
      <text:p text:style-name="P4"><text:span text:style-name="Source_20_Text"><text:s text:c="2"/>follow)</text:span></text:p>
      <text:p text:style-name="P4"><text:span text:style-name="Source_20_Text"><text:s text:c="4"/>journalctl -u dustcollector.service -f</text:span></text:p>
      <text:p text:style-name="P4"><text:span text:style-name="Source_20_Text"><text:s text:c="4"/>;;</text:span></text:p>
      <text:p text:style-name="P4"><text:span text:style-name="Source_20_Text"><text:s text:c="2"/>*)</text:span></text:p>
      <text:p text:style-name="P4"><text:span text:style-name="Source_20_Text"><text:s text:c="4"/>cat &lt;&lt;'USAGE'</text:span></text:p>
      <text:p text:style-name="P4"><text:span text:style-name="Source_20_Text">dc: DustCollector service helper</text:span></text:p>
      <text:p text:style-name="P4"/>
      <text:p text:style-name="P4"><text:span text:style-name="Source_20_Text">Usage:</text:span></text:p>
      <text:p text:style-name="P4"><text:span text:style-name="Source_20_Text"><text:s text:c="2"/>dc status</text:span></text:p>
      <text:p text:style-name="P4"><text:span text:style-name="Source_20_Text"><text:s text:c="2"/>dc start|stop|restart</text:span></text:p>
      <text:p text:style-name="P4"><text:span text:style-name="Source_20_Text"><text:s text:c="2"/>dc enable|disable</text:span></text:p>
      <text:p text:style-name="P4"><text:span text:style-name="Source_20_Text"><text:s text:c="2"/>dc logs [N]</text:span></text:p>
      <text:p text:style-name="P4"><text:span text:style-name="Source_20_Text"><text:s text:c="2"/>dc follow</text:span></text:p>
      <text:p text:style-name="P4"><text:span text:style-name="Source_20_Text">USAGE</text:span></text:p>
      <text:p text:style-name="P4"><text:span text:style-name="Source_20_Text"><text:s text:c="4"/>;;</text:span></text:p>
      <text:p text:style-name="P4"><text:span text:style-name="Source_20_Text">esac</text:span></text:p>
      <text:p text:style-name="P4"><text:span text:style-name="Source_20_Text">EOF</text:span></text:p>
      <text:p text:style-name="P4"/>
      <text:p text:style-name="P5"><text:span text:style-name="Source_20_Text">sudo chmod +x /usr/local/bin/dc</text:span></text:p>
      <text:p text:style-name="Text_20_body">Similarly for ISS:</text:p>
      <text:p text:style-name="P2"><text:span text:style-name="Source_20_Text">sudo tee /usr/local/bin/iss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cmd="${1:-help}"</text:span></text:p>
      <text:p text:style-name="P4"><text:soft-page-break/></text:p>
      <text:p text:style-name="P4"><text:span text:style-name="Source_20_Text">case "$cmd" in</text:span></text:p>
      <text:p text:style-name="P4"><text:span text:style-name="Source_20_Text"><text:s text:c="2"/>start|stop|restart|enable|disable)</text:span></text:p>
      <text:p text:style-name="P4"><text:span text:style-name="Source_20_Text"><text:s text:c="4"/>sudo systemctl "$cmd" iss-kiosk.service</text:span></text:p>
      <text:p text:style-name="P4"><text:span text:style-name="Source_20_Text"><text:s text:c="4"/>;;</text:span></text:p>
      <text:p text:style-name="P4"><text:span text:style-name="Source_20_Text"><text:s text:c="2"/>status)</text:span></text:p>
      <text:p text:style-name="P4"><text:span text:style-name="Source_20_Text"><text:s text:c="4"/>systemctl status iss-kiosk.service --no-pager</text:span></text:p>
      <text:p text:style-name="P4"><text:span text:style-name="Source_20_Text"><text:s text:c="4"/>;;</text:span></text:p>
      <text:p text:style-name="P4"><text:span text:style-name="Source_20_Text"><text:s text:c="2"/>logs)</text:span></text:p>
      <text:p text:style-name="P4"><text:span text:style-name="Source_20_Text"><text:s text:c="4"/>n="${2:-200}"</text:span></text:p>
      <text:p text:style-name="P4"><text:span text:style-name="Source_20_Text"><text:s text:c="4"/>journalctl -u iss-kiosk.service -n "$n" --no-pager</text:span></text:p>
      <text:p text:style-name="P4"><text:span text:style-name="Source_20_Text"><text:s text:c="4"/>;;</text:span></text:p>
      <text:p text:style-name="P4"><text:span text:style-name="Source_20_Text"><text:s text:c="2"/>follow)</text:span></text:p>
      <text:p text:style-name="P4"><text:span text:style-name="Source_20_Text"><text:s text:c="4"/>journalctl -u iss-kiosk.service -f</text:span></text:p>
      <text:p text:style-name="P4"><text:span text:style-name="Source_20_Text"><text:s text:c="4"/>;;</text:span></text:p>
      <text:p text:style-name="P4"><text:span text:style-name="Source_20_Text"><text:s text:c="2"/>*)</text:span></text:p>
      <text:p text:style-name="P4"><text:span text:style-name="Source_20_Text"><text:s text:c="4"/>cat &lt;&lt;'USAGE'</text:span></text:p>
      <text:p text:style-name="P4"><text:span text:style-name="Source_20_Text">iss: ISS kiosk service helper</text:span></text:p>
      <text:p text:style-name="P4"/>
      <text:p text:style-name="P4"><text:span text:style-name="Source_20_Text">Usage:</text:span></text:p>
      <text:p text:style-name="P4"><text:span text:style-name="Source_20_Text"><text:s text:c="2"/>iss status</text:span></text:p>
      <text:p text:style-name="P4"><text:span text:style-name="Source_20_Text"><text:s text:c="2"/>iss start|stop|restart</text:span></text:p>
      <text:p text:style-name="P4"><text:span text:style-name="Source_20_Text"><text:s text:c="2"/>iss enable|disable</text:span></text:p>
      <text:p text:style-name="P4"><text:span text:style-name="Source_20_Text"><text:s text:c="2"/>iss logs [N]</text:span></text:p>
      <text:p text:style-name="P4"><text:span text:style-name="Source_20_Text"><text:s text:c="2"/>iss follow</text:span></text:p>
      <text:p text:style-name="P4"><text:span text:style-name="Source_20_Text">USAGE</text:span></text:p>
      <text:p text:style-name="P4"><text:span text:style-name="Source_20_Text"><text:s text:c="4"/>;;</text:span></text:p>
      <text:p text:style-name="P4"><text:span text:style-name="Source_20_Text">esac</text:span></text:p>
      <text:p text:style-name="P4"><text:span text:style-name="Source_20_Text">EOF</text:span></text:p>
      <text:p text:style-name="P4"/>
      <text:p text:style-name="P5"><text:span text:style-name="Source_20_Text">sudo chmod +x /usr/local/bin/iss</text:span></text:p>
      <text:p text:style-name="Text_20_body">Now from basement: <text:span text:style-name="Source_20_Text">ssh shop</text:span> then <text:span text:style-name="Source_20_Text">dc status</text:span>, <text:span text:style-name="Source_20_Text">dc restart</text:span>, <text:span text:style-name="Source_20_Text">iss restart</text:span>, etc.</text:p>
      <text:p text:style-name="Horizontal_20_Line"/>
      <text:h text:style-name="Heading_20_1" text:outline-level="1">D) Put the documentation on the Pi (so it’s “right there”)</text:h>
      <text:h text:style-name="Heading_20_2" text:outline-level="2">D1) Create <text:span text:style-name="Source_20_Text">/usr/local/share/dustcollector/SERVICE.txt</text:span></text:h>
      <text:p text:style-name="P2"><text:span text:style-name="Source_20_Text">sudo mkdir -p /usr/local/share/dustcollector</text:span></text:p>
      <text:p text:style-name="P4"/>
      <text:p text:style-name="P4"><text:span text:style-name="Source_20_Text">sudo tee /usr/local/share/dustcollector/SERVICE.txt &gt;/dev/null &lt;&lt;'EOF'</text:span></text:p>
      <text:p text:style-name="P4"><text:span text:style-name="Source_20_Text">DustCollector + ISS Kiosk (systemd services)</text:span></text:p>
      <text:p text:style-name="P4"/>
      <text:p text:style-name="P4"><text:span text:style-name="Source_20_Text">DustCollector service name:</text:span></text:p>
      <text:p text:style-name="P4"><text:span text:style-name="Source_20_Text"><text:s text:c="2"/>dustcollector.service</text:span></text:p>
      <text:p text:style-name="P4"/>
      <text:p text:style-name="P4"><text:span text:style-name="Source_20_Text">ISS kiosk service name:</text:span></text:p>
      <text:p text:style-name="P4"><text:span text:style-name="Source_20_Text"><text:s text:c="2"/>iss-kiosk.service</text:span></text:p>
      <text:p text:style-name="P4"/>
      <text:p text:style-name="P4"><text:span text:style-name="Source_20_Text">Common commands:</text:span></text:p>
      <text:p text:style-name="P4"><text:soft-page-break/><text:span text:style-name="Source_20_Text"><text:s text:c="2"/>systemctl status dustcollector --no-pager</text:span></text:p>
      <text:p text:style-name="P4"><text:span text:style-name="Source_20_Text"><text:s text:c="2"/>sudo systemctl restart dustcollector</text:span></text:p>
      <text:p text:style-name="P4"><text:span text:style-name="Source_20_Text"><text:s text:c="2"/>journalctl -u dustcollector -n 200 --no-pager</text:span></text:p>
      <text:p text:style-name="P4"><text:span text:style-name="Source_20_Text"><text:s text:c="2"/>journalctl -u dustcollector -f</text:span></text:p>
      <text:p text:style-name="P4"/>
      <text:p text:style-name="P4"><text:span text:style-name="Source_20_Text"><text:s text:c="2"/>systemctl status iss-kiosk --no-pager</text:span></text:p>
      <text:p text:style-name="P4"><text:span text:style-name="Source_20_Text"><text:s text:c="2"/>sudo systemctl restart iss-kiosk</text:span></text:p>
      <text:p text:style-name="P4"><text:span text:style-name="Source_20_Text"><text:s text:c="2"/>journalctl -u iss-kiosk -n 200 --no-pager</text:span></text:p>
      <text:p text:style-name="P4"><text:span text:style-name="Source_20_Text"><text:s text:c="2"/>journalctl -u iss-kiosk -f</text:span></text:p>
      <text:p text:style-name="P4"/>
      <text:p text:style-name="P4"><text:span text:style-name="Source_20_Text">Helper commands (installed in /usr/local/bin):</text:span></text:p>
      <text:p text:style-name="P4"><text:span text:style-name="Source_20_Text"><text:s text:c="2"/>dc status | dc restart | dc logs | dc follow</text:span></text:p>
      <text:p text:style-name="P4"><text:span text:style-name="Source_20_Text"><text:s text:c="2"/>iss status | iss restart | iss logs | iss follow</text:span></text:p>
      <text:p text:style-name="P4"/>
      <text:p text:style-name="P4"><text:span text:style-name="Source_20_Text">Where the programs run from:</text:span></text:p>
      <text:p text:style-name="P4"><text:span text:style-name="Source_20_Text"><text:s text:c="2"/>DustCollector: /home/paul/DustCollectorSoftware using .venv python</text:span></text:p>
      <text:p text:style-name="P4"><text:span text:style-name="Source_20_Text"><text:s text:c="2"/>ISS: Chromium kiosk on DISPLAY=:0</text:span></text:p>
      <text:p text:style-name="P5"><text:span text:style-name="Source_20_Text">EOF</text:span></text:p>
      <text:h text:style-name="Heading_20_2" text:outline-level="2">D2) Make it one keystroke away</text:h>
      <text:p text:style-name="Text_20_body">Add an alias (optional):</text:p>
      <text:p text:style-name="P3"><text:span text:style-name="Source_20_Text">grep -q "alias dc-help=" ~/.bashrc || echo 'alias dc-help="less /usr/local/share/dustcollector/SERVICE.txt"' &gt;&gt; ~/.bashrc</text:span></text:p>
      <text:p text:style-name="Text_20_body">Then: <text:span text:style-name="Source_20_Text">dc-help</text:span></text:p>
      <text:p text:style-name="Text_20_body">(If you’d rather not touch <text:span text:style-name="Source_20_Text">.bashrc</text:span>, skip it and just run <text:span text:style-name="Source_20_Text">less /usr/local/share/dustcollector/SERVICE.txt</text:span>.)</text:p>
      <text:p text:style-name="Horizontal_20_Line"/>
      <text:h text:style-name="Heading_20_1" text:outline-level="1">E) Quick verification checklist</text:h>
      <text:list text:style-name="L15">
        <text:list-item>
          <text:p text:style-name="P24"><text:span text:style-name="Source_20_Text">systemctl is-enabled dustcollector</text:span> → enabled</text:p>
        </text:list-item>
        <text:list-item>
          <text:p text:style-name="P24"><text:span text:style-name="Source_20_Text">systemctl is-enabled iss-kiosk</text:span> → enabled</text:p>
        </text:list-item>
        <text:list-item>
          <text:p text:style-name="P24">Reboot the Pi:</text:p>
          <text:list>
            <text:list-item>
              <text:p text:style-name="P24"><text:span text:style-name="Source_20_Text">sudo reboot</text:span></text:p>
            </text:list-item>
          </text:list>
        </text:list-item>
        <text:list-item>
          <text:p text:style-name="P24">After reboot (from basement):</text:p>
          <text:list>
            <text:list-item>
              <text:p text:style-name="P24"><text:span text:style-name="Source_20_Text">ssh shop</text:span></text:p>
            </text:list-item>
            <text:list-item>
              <text:p text:style-name="P24"><text:span text:style-name="Source_20_Text">dc status</text:span></text:p>
            </text:list-item>
            <text:list-item>
              <text:p text:style-name="P24"><text:span text:style-name="Source_20_Text">iss status</text:span></text:p>
            </text:list-item>
            <text:list-item>
              <text:p text:style-name="P24"><text:span text:style-name="Source_20_Text">dc logs 80</text:span></text:p>
            </text:list-item>
            <text:list-item>
              <text:p text:style-name="P24"><text:span text:style-name="Source_20_Text">iss logs 80</text:span></text:p>
            </text:list-item>
          </text:list>
        </text:list-item>
      </text:list>
      <text:p text:style-name="Horizontal_20_Line"><text:soft-page-break/></text:p>
      <text:h text:style-name="Heading_20_1" text:outline-level="1">One subtle but important detail (graphical timing)</text:h>
      <text:p text:style-name="Text_20_body">Your ISS unit is bound to <text:span text:style-name="Source_20_Text">graphical.target</text:span>, which is correct. If you ever see it start too early (DISPLAY not ready), the fix is to add a small <text:span text:style-name="Source_20_Text">ExecStartPre=/bin/sleep 3</text:span> in the unit, but I’d only add that if you actually see failures.</text:p>
      <text:p text:style-name="Horizontal_20_Line"/>
      <text:p text:style-name="Text_20_body">If you paste the output of these two commands, I’ll sanity-check paths and catch any stupid typos before you reboot:</text:p>
      <text:p text:style-name="P2"><text:span text:style-name="Source_20_Text">ls -la /home/paul/DustCollectorSoftware/.venv/bin/python</text:span></text:p>
      <text:p text:style-name="P5"><text:span text:style-name="Source_20_Text">systemctl get-default</text:span></text:p>
      <text:p text:style-name="Text_20_body">/Bob</text:p>
      <text:h text:style-name="Heading_20_5" text:outline-level="5">You said:</text:h>
      <text:p text:style-name="Text_20_body">paul@SHOP ~/DustCollectorSoftware $ ls -la /home/paul/DustCollectorSoftware/.venv/bin/python systemctl get-default lrwxrwxrwx 1 paul paul 10 Jan 7 19:45 /home/paul/DustCollectorSoftware/.venv/bin/python -&gt; python3.11 graphical.target paul@SHOP ~/DustCollectorSoftware $ </text:p>
      <text:h text:style-name="Heading_20_6" text:outline-level="6">ChatGPT said:</text:h>
      <text:p text:style-name="Text_20_body">Hi, Paul. Bob here. What’s up?</text:p>
      <text:p text:style-name="Text_20_body">Those outputs are exactly what we wanted:</text:p>
      <text:list text:style-name="L16">
        <text:list-item>
          <text:p text:style-name="P25"><text:span text:style-name="Source_20_Text">.venv/bin/python</text:span> exists (symlink to python3.11 is fine).</text:p>
        </text:list-item>
        <text:list-item>
          <text:p text:style-name="P25">Default target is <text:span text:style-name="Source_20_Text">graphical.target</text:span>, so the ISS kiosk unit tied to <text:span text:style-name="Source_20_Text">graphical.target</text:span> is appropriate.</text:p>
        </text:list-item>
      </text:list>
      <text:p text:style-name="Text_20_body">At this point you can install the two unit files + helpers exactly as written. I’ll tighten one thing and give you a clean “do this” block.</text:p>
      <text:p text:style-name="Horizontal_20_Line"/>
      <text:h text:style-name="Heading_20_1" text:outline-level="1">1) Install DustCollector service</text:h>
      <text:h text:style-name="Heading_20_2" text:outline-level="2">1.1 Write the unit</text:h>
      <text:p text:style-name="P2"><text:span text:style-name="Source_20_Text">sudo tee /etc/systemd/system/dustcollector.service &gt;/dev/null &lt;&lt;'EOF'</text:span></text:p>
      <text:p text:style-name="P4"><text:span text:style-name="Source_20_Text">[Unit]</text:span></text:p>
      <text:p text:style-name="P4"><text:span text:style-name="Source_20_Text">Description=DustCollector controller</text:span></text:p>
      <text:p text:style-name="P4"><text:span text:style-name="Source_20_Text">After=network-online.target</text:span></text:p>
      <text:p text:style-name="P4"><text:soft-page-break/><text:span text:style-name="Source_20_Text">Wants=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/>
      <text:p text:style-name="P4"><text:span text:style-name="Source_20_Text">WorkingDirectory=/home/paul/DustCollectorSoftware</text:span></text:p>
      <text:p text:style-name="P4"><text:span text:style-name="Source_20_Text">ExecStart=/home/paul/DustCollectorSoftware/.venv/bin/python -m src.main --config /home/paul/DustCollectorSoftware/config/config.yaml</text:span></text:p>
      <text:p text:style-name="P4"/>
      <text:p text:style-name="P4"><text:span text:style-name="Source_20_Text">Restart=on-failure</text:span></text:p>
      <text:p text:style-name="P4"><text:span text:style-name="Source_20_Text">RestartSec=2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/>
      <text:p text:style-name="P4"><text:span text:style-name="Source_20_Text">KillSignal=SIGTERM</text:span></text:p>
      <text:p text:style-name="P4"><text:span text:style-name="Source_20_Text">TimeoutStopSec=10</text:span></text:p>
      <text:p text:style-name="P4"/>
      <text:p text:style-name="P4"><text:span text:style-name="Source_20_Text">[Install]</text:span></text:p>
      <text:p text:style-name="P4"><text:span text:style-name="Source_20_Text">WantedBy=multi-user.target</text:span></text:p>
      <text:p text:style-name="P5"><text:span text:style-name="Source_20_Text">EOF</text:span></text:p>
      <text:h text:style-name="Heading_20_2" text:outline-level="2">1.2 Enable + start</text:h>
      <text:p text:style-name="P2"><text:span text:style-name="Source_20_Text">sudo systemctl daemon-reload</text:span></text:p>
      <text:p text:style-name="P4"><text:span text:style-name="Source_20_Text">sudo systemctl enable dustcollector.service</text:span></text:p>
      <text:p text:style-name="P4"><text:span text:style-name="Source_20_Text">sudo systemctl restart dustcollector.service</text:span></text:p>
      <text:p text:style-name="P5"><text:span text:style-name="Source_20_Text">systemctl status dustcollector.service --no-pager</text:span></text:p>
      <text:p text:style-name="Text_20_body">Logs:</text:p>
      <text:p text:style-name="P3"><text:span text:style-name="Source_20_Text">journalctl -u dustcollector.service -n 200 --no-pager</text:span></text:p>
      <text:p text:style-name="Horizontal_20_Line"/>
      <text:h text:style-name="Heading_20_1" text:outline-level="1">2) Install ISS kiosk service</text:h>
      <text:h text:style-name="Heading_20_2" text:outline-level="2">2.1 Install script</text:h>
      <text:p text:style-name="Text_20_body">⚠️ Reminder: <text:span text:style-name="Source_20_Text">pkill chromium</text:span> kills any chromium owned by <text:span text:style-name="Source_20_Text">paul</text:span>. Good for a dedicated kiosk Pi.</text:p>
      <text:p text:style-name="P2"><text:span text:style-name="Source_20_Text">sudo tee /usr/local/bin/iss-kiosk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export DISPLAY=:0</text:span></text:p>
      <text:p text:style-name="P4"><text:span text:style-name="Source_20_Text">export XAUTHORITY="${XAUTHORITY:-$HOME/.Xauthority}"</text:span></text:p>
      <text:p text:style-name="P4"/>
      <text:p text:style-name="P4"><text:span text:style-name="Source_20_Text">pkill chromium &gt;/dev/null 2&gt;&amp;1 || true</text:span></text:p>
      <text:p text:style-name="P4"><text:span text:style-name="Source_20_Text">sleep 2</text:span></text:p>
      <text:p text:style-name="P4"/>
      <text:p text:style-name="P4"><text:soft-page-break/><text:span text:style-name="Source_20_Text">URLS=(</text:span></text:p>
      <text:p text:style-name="P4"><text:span text:style-name="Source_20_Text"><text:s text:c="2"/>"https://www.sen.com/live"</text:span></text:p>
      <text:p text:style-name="P4"><text:span text:style-name="Source_20_Text"><text:s text:c="2"/>"https://www.youtube.com/channel/UCLA_DiR1FfKNvjuUpBHmylQ/live?app=desktop"</text:span></text:p>
      <text:p text:style-name="P4"><text:span text:style-name="Source_20_Text">)</text:span></text:p>
      <text:p text:style-name="P4"/>
      <text:p text:style-name="P4"><text:span text:style-name="Source_20_Text">for url in "${URLS[@]}"; do</text:span></text:p>
      <text:p text:style-name="P4"><text:span text:style-name="Source_20_Text"><text:s text:c="2"/>chromium-browser \</text:span></text:p>
      <text:p text:style-name="P4"><text:span text:style-name="Source_20_Text"><text:s text:c="4"/>--kiosk \</text:span></text:p>
      <text:p text:style-name="P4"><text:span text:style-name="Source_20_Text"><text:s text:c="4"/>--noerrdialogs \</text:span></text:p>
      <text:p text:style-name="P4"><text:span text:style-name="Source_20_Text"><text:s text:c="4"/>--disable-infobars \</text:span></text:p>
      <text:p text:style-name="P4"><text:span text:style-name="Source_20_Text"><text:s text:c="4"/>--disable-session-crashed-bubble \</text:span></text:p>
      <text:p text:style-name="P4"><text:span text:style-name="Source_20_Text"><text:s text:c="4"/>--autoplay-policy=no-user-gesture-required \</text:span></text:p>
      <text:p text:style-name="P4"><text:span text:style-name="Source_20_Text"><text:s text:c="4"/>--password-store=basic \</text:span></text:p>
      <text:p text:style-name="P4"><text:span text:style-name="Source_20_Text"><text:s text:c="4"/>--use-mock-keychain \</text:span></text:p>
      <text:p text:style-name="P4"><text:span text:style-name="Source_20_Text"><text:s text:c="4"/>--mute-audio \</text:span></text:p>
      <text:p text:style-name="P4"><text:span text:style-name="Source_20_Text"><text:s text:c="4"/>"$url" &amp;&amp; exit 0</text:span></text:p>
      <text:p text:style-name="P4"><text:span text:style-name="Source_20_Text">done</text:span></text:p>
      <text:p text:style-name="P4"/>
      <text:p text:style-name="P4"><text:span text:style-name="Source_20_Text">exit 1</text:span></text:p>
      <text:p text:style-name="P4"><text:span text:style-name="Source_20_Text">EOF</text:span></text:p>
      <text:p text:style-name="P4"/>
      <text:p text:style-name="P5"><text:span text:style-name="Source_20_Text">sudo chmod +x /usr/local/bin/iss-kiosk</text:span></text:p>
      <text:h text:style-name="Heading_20_2" text:outline-level="2">2.2 Unit file</text:h>
      <text:p text:style-name="Text_20_body">I’m adding <text:span text:style-name="Strong_20_Emphasis"><text:span text:style-name="Source_20_Text">ExecStartPre=/bin/sleep 3</text:span></text:span> to avoid the occasional “DISPLAY exists but isn’t ready” race after boot. It’s harmless and makes kiosk boots more reliable.</text:p>
      <text:p text:style-name="P2"><text:span text:style-name="Source_20_Text">sudo tee /etc/systemd/system/iss-kiosk.service &gt;/dev/null &lt;&lt;'EOF'</text:span></text:p>
      <text:p text:style-name="P4"><text:span text:style-name="Source_20_Text">[Unit]</text:span></text:p>
      <text:p text:style-name="P4"><text:span text:style-name="Source_20_Text">Description=ISS feed kiosk (Chromium)</text:span></text:p>
      <text:p text:style-name="P4"><text:span text:style-name="Source_20_Text">After=graphical.target network-online.target</text:span></text:p>
      <text:p text:style-name="P4"><text:span text:style-name="Source_20_Text">Wants=graphical.target 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/>
      <text:p text:style-name="P4"><text:span text:style-name="Source_20_Text">Environment=DISPLAY=:0</text:span></text:p>
      <text:p text:style-name="P4"><text:span text:style-name="Source_20_Text">Environment=XAUTHORITY=/home/paul/.Xauthority</text:span></text:p>
      <text:p text:style-name="P4"/>
      <text:p text:style-name="P4"><text:span text:style-name="Source_20_Text">ExecStartPre=/bin/sleep 3</text:span></text:p>
      <text:p text:style-name="P4"><text:span text:style-name="Source_20_Text">ExecStart=/usr/local/bin/iss-kiosk</text:span></text:p>
      <text:p text:style-name="P4"/>
      <text:p text:style-name="P4"><text:span text:style-name="Source_20_Text">Restart=always</text:span></text:p>
      <text:p text:style-name="P4"><text:span text:style-name="Source_20_Text">RestartSec=3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/>
      <text:p text:style-name="P4"><text:span text:style-name="Source_20_Text">TimeoutStopSec=10</text:span></text:p>
      <text:p text:style-name="P4"><text:span text:style-name="Source_20_Text">KillSignal=SIGTERM</text:span></text:p>
      <text:p text:style-name="P4"/>
      <text:p text:style-name="P4"><text:span text:style-name="Source_20_Text">[Install]</text:span></text:p>
      <text:p text:style-name="P4"><text:span text:style-name="Source_20_Text">WantedBy=graphical.target</text:span></text:p>
      <text:p text:style-name="P5"><text:span text:style-name="Source_20_Text">EOF</text:span></text:p>
      <text:h text:style-name="Heading_20_2" text:outline-level="2"><text:soft-page-break/>2.3 Enable + start</text:h>
      <text:p text:style-name="P2"><text:span text:style-name="Source_20_Text">sudo systemctl daemon-reload</text:span></text:p>
      <text:p text:style-name="P4"><text:span text:style-name="Source_20_Text">sudo systemctl enable iss-kiosk.service</text:span></text:p>
      <text:p text:style-name="P4"><text:span text:style-name="Source_20_Text">sudo systemctl restart iss-kiosk.service</text:span></text:p>
      <text:p text:style-name="P5"><text:span text:style-name="Source_20_Text">systemctl status iss-kiosk.service --no-pager</text:span></text:p>
      <text:p text:style-name="Text_20_body">Logs:</text:p>
      <text:p text:style-name="P3"><text:span text:style-name="Source_20_Text">journalctl -u iss-kiosk.service -n 200 --no-pager</text:span></text:p>
      <text:p text:style-name="Horizontal_20_Line"/>
      <text:h text:style-name="Heading_20_1" text:outline-level="1">3) Install “remote shell” helper commands</text:h>
      <text:h text:style-name="Heading_20_2" text:outline-level="2">3.1 <text:span text:style-name="Source_20_Text">dc</text:span> helper</text:h>
      <text:p text:style-name="P2"><text:span text:style-name="Source_20_Text">sudo tee /usr/local/bin/dc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cmd="${1:-help}"</text:span></text:p>
      <text:p text:style-name="P4"/>
      <text:p text:style-name="P4"><text:span text:style-name="Source_20_Text">case "$cmd" in</text:span></text:p>
      <text:p text:style-name="P4"><text:span text:style-name="Source_20_Text"><text:s text:c="2"/>start|stop|restart|enable|disable)</text:span></text:p>
      <text:p text:style-name="P4"><text:span text:style-name="Source_20_Text"><text:s text:c="4"/>sudo systemctl "$cmd" dustcollector.service</text:span></text:p>
      <text:p text:style-name="P4"><text:span text:style-name="Source_20_Text"><text:s text:c="4"/>;;</text:span></text:p>
      <text:p text:style-name="P4"><text:span text:style-name="Source_20_Text"><text:s text:c="2"/>status)</text:span></text:p>
      <text:p text:style-name="P4"><text:span text:style-name="Source_20_Text"><text:s text:c="4"/>systemctl status dustcollector.service --no-pager</text:span></text:p>
      <text:p text:style-name="P4"><text:span text:style-name="Source_20_Text"><text:s text:c="4"/>;;</text:span></text:p>
      <text:p text:style-name="P4"><text:span text:style-name="Source_20_Text"><text:s text:c="2"/>logs)</text:span></text:p>
      <text:p text:style-name="P4"><text:span text:style-name="Source_20_Text"><text:s text:c="4"/>n="${2:-200}"</text:span></text:p>
      <text:p text:style-name="P4"><text:span text:style-name="Source_20_Text"><text:s text:c="4"/>journalctl -u dustcollector.service -n "$n" --no-pager</text:span></text:p>
      <text:p text:style-name="P4"><text:span text:style-name="Source_20_Text"><text:s text:c="4"/>;;</text:span></text:p>
      <text:p text:style-name="P4"><text:span text:style-name="Source_20_Text"><text:s text:c="2"/>follow)</text:span></text:p>
      <text:p text:style-name="P4"><text:span text:style-name="Source_20_Text"><text:s text:c="4"/>journalctl -u dustcollector.service -f</text:span></text:p>
      <text:p text:style-name="P4"><text:span text:style-name="Source_20_Text"><text:s text:c="4"/>;;</text:span></text:p>
      <text:p text:style-name="P4"><text:span text:style-name="Source_20_Text"><text:s text:c="2"/>*)</text:span></text:p>
      <text:p text:style-name="P4"><text:span text:style-name="Source_20_Text"><text:s text:c="4"/>cat &lt;&lt;'USAGE'</text:span></text:p>
      <text:p text:style-name="P4"><text:span text:style-name="Source_20_Text">dc: DustCollector service helper</text:span></text:p>
      <text:p text:style-name="P4"/>
      <text:p text:style-name="P4"><text:span text:style-name="Source_20_Text">Usage:</text:span></text:p>
      <text:p text:style-name="P4"><text:span text:style-name="Source_20_Text"><text:s text:c="2"/>dc status</text:span></text:p>
      <text:p text:style-name="P4"><text:span text:style-name="Source_20_Text"><text:s text:c="2"/>dc start|stop|restart</text:span></text:p>
      <text:p text:style-name="P4"><text:span text:style-name="Source_20_Text"><text:s text:c="2"/>dc enable|disable</text:span></text:p>
      <text:p text:style-name="P4"><text:span text:style-name="Source_20_Text"><text:s text:c="2"/>dc logs [N]</text:span></text:p>
      <text:p text:style-name="P4"><text:span text:style-name="Source_20_Text"><text:s text:c="2"/>dc follow</text:span></text:p>
      <text:p text:style-name="P4"><text:span text:style-name="Source_20_Text">USAGE</text:span></text:p>
      <text:p text:style-name="P4"><text:span text:style-name="Source_20_Text"><text:s text:c="4"/>;;</text:span></text:p>
      <text:p text:style-name="P4"><text:span text:style-name="Source_20_Text">esac</text:span></text:p>
      <text:p text:style-name="P4"><text:span text:style-name="Source_20_Text">EOF</text:span></text:p>
      <text:p text:style-name="P4"/>
      <text:p text:style-name="P5"><text:span text:style-name="Source_20_Text">sudo chmod +x /usr/local/bin/dc</text:span></text:p>
      <text:h text:style-name="Heading_20_2" text:outline-level="2"><text:soft-page-break/>3.2 <text:span text:style-name="Source_20_Text">iss</text:span> helper</text:h>
      <text:p text:style-name="P2"><text:span text:style-name="Source_20_Text">sudo tee /usr/local/bin/iss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cmd="${1:-help}"</text:span></text:p>
      <text:p text:style-name="P4"/>
      <text:p text:style-name="P4"><text:span text:style-name="Source_20_Text">case "$cmd" in</text:span></text:p>
      <text:p text:style-name="P4"><text:span text:style-name="Source_20_Text"><text:s text:c="2"/>start|stop|restart|enable|disable)</text:span></text:p>
      <text:p text:style-name="P4"><text:span text:style-name="Source_20_Text"><text:s text:c="4"/>sudo systemctl "$cmd" iss-kiosk.service</text:span></text:p>
      <text:p text:style-name="P4"><text:span text:style-name="Source_20_Text"><text:s text:c="4"/>;;</text:span></text:p>
      <text:p text:style-name="P4"><text:span text:style-name="Source_20_Text"><text:s text:c="2"/>status)</text:span></text:p>
      <text:p text:style-name="P4"><text:span text:style-name="Source_20_Text"><text:s text:c="4"/>systemctl status iss-kiosk.service --no-pager</text:span></text:p>
      <text:p text:style-name="P4"><text:span text:style-name="Source_20_Text"><text:s text:c="4"/>;;</text:span></text:p>
      <text:p text:style-name="P4"><text:span text:style-name="Source_20_Text"><text:s text:c="2"/>logs)</text:span></text:p>
      <text:p text:style-name="P4"><text:span text:style-name="Source_20_Text"><text:s text:c="4"/>n="${2:-200}"</text:span></text:p>
      <text:p text:style-name="P4"><text:span text:style-name="Source_20_Text"><text:s text:c="4"/>journalctl -u iss-kiosk.service -n "$n" --no-pager</text:span></text:p>
      <text:p text:style-name="P4"><text:span text:style-name="Source_20_Text"><text:s text:c="4"/>;;</text:span></text:p>
      <text:p text:style-name="P4"><text:span text:style-name="Source_20_Text"><text:s text:c="2"/>follow)</text:span></text:p>
      <text:p text:style-name="P4"><text:span text:style-name="Source_20_Text"><text:s text:c="4"/>journalctl -u iss-kiosk.service -f</text:span></text:p>
      <text:p text:style-name="P4"><text:span text:style-name="Source_20_Text"><text:s text:c="4"/>;;</text:span></text:p>
      <text:p text:style-name="P4"><text:span text:style-name="Source_20_Text"><text:s text:c="2"/>*)</text:span></text:p>
      <text:p text:style-name="P4"><text:span text:style-name="Source_20_Text"><text:s text:c="4"/>cat &lt;&lt;'USAGE'</text:span></text:p>
      <text:p text:style-name="P4"><text:span text:style-name="Source_20_Text">iss: ISS kiosk service helper</text:span></text:p>
      <text:p text:style-name="P4"/>
      <text:p text:style-name="P4"><text:span text:style-name="Source_20_Text">Usage:</text:span></text:p>
      <text:p text:style-name="P4"><text:span text:style-name="Source_20_Text"><text:s text:c="2"/>iss status</text:span></text:p>
      <text:p text:style-name="P4"><text:span text:style-name="Source_20_Text"><text:s text:c="2"/>iss start|stop|restart</text:span></text:p>
      <text:p text:style-name="P4"><text:span text:style-name="Source_20_Text"><text:s text:c="2"/>iss enable|disable</text:span></text:p>
      <text:p text:style-name="P4"><text:span text:style-name="Source_20_Text"><text:s text:c="2"/>iss logs [N]</text:span></text:p>
      <text:p text:style-name="P4"><text:span text:style-name="Source_20_Text"><text:s text:c="2"/>iss follow</text:span></text:p>
      <text:p text:style-name="P4"><text:span text:style-name="Source_20_Text">USAGE</text:span></text:p>
      <text:p text:style-name="P4"><text:span text:style-name="Source_20_Text"><text:s text:c="4"/>;;</text:span></text:p>
      <text:p text:style-name="P4"><text:span text:style-name="Source_20_Text">esac</text:span></text:p>
      <text:p text:style-name="P4"><text:span text:style-name="Source_20_Text">EOF</text:span></text:p>
      <text:p text:style-name="P4"/>
      <text:p text:style-name="P5"><text:span text:style-name="Source_20_Text">sudo chmod +x /usr/local/bin/iss</text:span></text:p>
      <text:p text:style-name="Horizontal_20_Line"/>
      <text:h text:style-name="Heading_20_1" text:outline-level="1">4) Local documentation on the Pi</text:h>
      <text:p text:style-name="P2"><text:span text:style-name="Source_20_Text">sudo mkdir -p /usr/local/share/dustcollector</text:span></text:p>
      <text:p text:style-name="P4"/>
      <text:p text:style-name="P4"><text:span text:style-name="Source_20_Text">sudo tee /usr/local/share/dustcollector/SERVICE.txt &gt;/dev/null &lt;&lt;'EOF'</text:span></text:p>
      <text:p text:style-name="P4"><text:span text:style-name="Source_20_Text">DustCollector + ISS Kiosk (systemd services)</text:span></text:p>
      <text:p text:style-name="P4"/>
      <text:p text:style-name="P4"><text:span text:style-name="Source_20_Text">Services:</text:span></text:p>
      <text:p text:style-name="P4"><text:span text:style-name="Source_20_Text"><text:s text:c="2"/>dustcollector.service</text:span></text:p>
      <text:p text:style-name="P4"><text:span text:style-name="Source_20_Text"><text:s text:c="2"/>iss-kiosk.service</text:span></text:p>
      <text:p text:style-name="P4"/>
      <text:p text:style-name="P4"><text:span text:style-name="Source_20_Text">Quick status:</text:span></text:p>
      <text:p text:style-name="P4"><text:span text:style-name="Source_20_Text"><text:s text:c="2"/>dc status</text:span></text:p>
      <text:p text:style-name="P4"><text:span text:style-name="Source_20_Text"><text:s text:c="2"/>iss status</text:span></text:p>
      <text:p text:style-name="P4"/>
      <text:p text:style-name="P4"><text:span text:style-name="Source_20_Text">Start/stop/restart:</text:span></text:p>
      <text:p text:style-name="P4"><text:soft-page-break/><text:span text:style-name="Source_20_Text"><text:s text:c="2"/>dc start|stop|restart</text:span></text:p>
      <text:p text:style-name="P4"><text:span text:style-name="Source_20_Text"><text:s text:c="2"/>iss start|stop|restart</text:span></text:p>
      <text:p text:style-name="P4"/>
      <text:p text:style-name="P4"><text:span text:style-name="Source_20_Text">Logs:</text:span></text:p>
      <text:p text:style-name="P4"><text:span text:style-name="Source_20_Text"><text:s text:c="2"/>dc logs [N]</text:span></text:p>
      <text:p text:style-name="P4"><text:span text:style-name="Source_20_Text"><text:s text:c="2"/>dc follow</text:span></text:p>
      <text:p text:style-name="P4"><text:span text:style-name="Source_20_Text"><text:s text:c="2"/>iss logs [N]</text:span></text:p>
      <text:p text:style-name="P4"><text:span text:style-name="Source_20_Text"><text:s text:c="2"/>iss follow</text:span></text:p>
      <text:p text:style-name="P4"/>
      <text:p text:style-name="P4"><text:span text:style-name="Source_20_Text">Equivalent raw systemd commands:</text:span></text:p>
      <text:p text:style-name="P4"><text:span text:style-name="Source_20_Text"><text:s text:c="2"/>systemctl status dustcollector --no-pager</text:span></text:p>
      <text:p text:style-name="P4"><text:span text:style-name="Source_20_Text"><text:s text:c="2"/>sudo systemctl restart dustcollector</text:span></text:p>
      <text:p text:style-name="P4"><text:span text:style-name="Source_20_Text"><text:s text:c="2"/>journalctl -u dustcollector -n 200 --no-pager</text:span></text:p>
      <text:p text:style-name="P4"><text:span text:style-name="Source_20_Text"><text:s text:c="2"/>journalctl -u dustcollector -f</text:span></text:p>
      <text:p text:style-name="P4"/>
      <text:p text:style-name="P4"><text:span text:style-name="Source_20_Text"><text:s text:c="2"/>systemctl status iss-kiosk --no-pager</text:span></text:p>
      <text:p text:style-name="P4"><text:span text:style-name="Source_20_Text"><text:s text:c="2"/>sudo systemctl restart iss-kiosk</text:span></text:p>
      <text:p text:style-name="P4"><text:span text:style-name="Source_20_Text"><text:s text:c="2"/>journalctl -u iss-kiosk -n 200 --no-pager</text:span></text:p>
      <text:p text:style-name="P4"><text:span text:style-name="Source_20_Text"><text:s text:c="2"/>journalctl -u iss-kiosk -f</text:span></text:p>
      <text:p text:style-name="P4"/>
      <text:p text:style-name="P4"><text:span text:style-name="Source_20_Text">Paths:</text:span></text:p>
      <text:p text:style-name="P4"><text:span text:style-name="Source_20_Text"><text:s text:c="2"/>DustCollector working dir: /home/paul/DustCollectorSoftware</text:span></text:p>
      <text:p text:style-name="P4"><text:span text:style-name="Source_20_Text"><text:s text:c="2"/>DustCollector config: <text:s text:c="5"/>/home/paul/DustCollectorSoftware/config/config.yaml</text:span></text:p>
      <text:p text:style-name="P4"><text:span text:style-name="Source_20_Text"><text:s text:c="2"/>DustCollector python: <text:s text:c="5"/>/home/paul/DustCollectorSoftware/.venv/bin/python</text:span></text:p>
      <text:p text:style-name="P4"><text:span text:style-name="Source_20_Text"><text:s text:c="2"/>ISS kiosk script: <text:s text:c="9"/>/usr/local/bin/iss-kiosk</text:span></text:p>
      <text:p text:style-name="P5"><text:span text:style-name="Source_20_Text">EOF</text:span></text:p>
      <text:p text:style-name="Text_20_body">Optional convenience:</text:p>
      <text:p text:style-name="P3"><text:span text:style-name="Source_20_Text">grep -q 'alias dc-help=' ~/.bashrc || echo 'alias dc-help="less /usr/local/share/dustcollector/SERVICE.txt"' &gt;&gt; ~/.bashrc</text:span></text:p>
      <text:p text:style-name="Horizontal_20_Line"/>
      <text:h text:style-name="Heading_20_1" text:outline-level="1">5) Final test (recommended)</text:h>
      <text:p text:style-name="P3"><text:span text:style-name="Source_20_Text">sudo reboot</text:span></text:p>
      <text:p text:style-name="Text_20_body">After reboot (from basement):</text:p>
      <text:p text:style-name="P2"><text:span text:style-name="Source_20_Text">ssh shop</text:span></text:p>
      <text:p text:style-name="P4"><text:span text:style-name="Source_20_Text">dc status</text:span></text:p>
      <text:p text:style-name="P4"><text:span text:style-name="Source_20_Text">iss status</text:span></text:p>
      <text:p text:style-name="P4"><text:span text:style-name="Source_20_Text">dc logs 80</text:span></text:p>
      <text:p text:style-name="P5"><text:span text:style-name="Source_20_Text">iss logs 80</text:span></text:p>
      <text:p text:style-name="Text_20_body">If either service fails, paste:</text:p>
      <text:p text:style-name="P2"><text:span text:style-name="Source_20_Text">systemctl status dustcollector --no-pager</text:span></text:p>
      <text:p text:style-name="P4"><text:span text:style-name="Source_20_Text">journalctl -u dustcollector -n 120 --no-pager</text:span></text:p>
      <text:p text:style-name="P4"><text:span text:style-name="Source_20_Text">systemctl status iss-kiosk --no-pager</text:span></text:p>
      <text:p text:style-name="P5"><text:span text:style-name="Source_20_Text">journalctl -u iss-kiosk -n 120 --no-pager</text:span></text:p>
      <text:p text:style-name="Text_20_body">/Bob</text:p>
      <text:h text:style-name="Heading_20_5" text:outline-level="5"><text:soft-page-break/>You said:</text:h>
      <text:p text:style-name="Text_20_body">here's where I am... I've installed the dc service stuff.... not the iss paul@SHOP ~/DustCollectorSoftware $ ls -la /home/paul/DustCollectorSoftware/.venv/bin/python systemctl get-default lrwxrwxrwx 1 paul paul 10 Jan 7 19:45 /home/paul/DustCollectorSoftware/.venv/bin/python -&gt; python3.11 graphical.target paul@SHOP ~/DustCollectorSoftware $ systemctl status dustcollector.service --no-pager ● dustcollector.service - DustCollector controller Loaded: loaded (/etc/systemd/system/dustcollector.service; enabled; preset: enabled) Active: active (running) since Fri 2026-01-09 15:02:57 EST; 73ms ago Main PID: 326860 (python) Tasks: 1 (limit: 8742) CPU: 61ms CGroup: /system.slice/dustcollector.service Jan 09 15:02:57 shop systemd[1]: Started dustcollector.service - DustCollector controller. Jan 09 15:02:57 shop python[326860]: /home/paul/DustCollectorSoftware/.venv/bin/python: Error while finding module specification for 'dustcollector.m…tcollector') Jan 09 15:02:57 shop systemd[1]: dustcollector.service: Main process exited, code=exited, status=1/FAILURE Jan 09 15:02:57 shop systemd[1]: dustcollector.service: Failed with result 'exit-code'. Jan 09 15:02:59 shop systemd[1]: dustcollector.service: Scheduled restart job, restart counter is at 360. Jan 09 15:02:59 shop systemd[1]: Stopped dustcollector.service - DustCollector controller. Jan 09 15:02:59 shop systemd[1]: Started dustcollector.service - DustCollector controller. Jan 09 15:02:59 shop python[326868]: /home/paul/DustCollectorSoftware/.venv/bin/python: Error while finding module specification for 'dustcollector.m…tcollector') Jan 09 15:02:59 shop systemd[1]: dustcollector.service: Main process exited, code=exited, status=1/FAILURE Jan 09 15:02:59 shop systemd[1]: dustcollector.service: Failed with result 'exit-code'. Jan 09 15:03:01 shop systemd[1]: dustcollector.service: Scheduled restart job, restart counter is at 361. Jan 09 15:03:01 shop systemd[1]: Stopped dustcollector.service - DustCollector controller. Jan 09 15:03:01 shop systemd[1]: Started dustcollector.service - DustCollector controller. Jan 09 15:03:01 shop python[326870]: /home/paul/DustCollectorSoftware/.venv/bin/python: Error while finding module specification for 'dustcollector.m…tcollector') Jan 09 15:03:02 shop systemd[1]: dustcollector.service: Main process exited, code=exited, status=1/FAILURE Jan 09 15:03:02 shop systemd[1]: dustcollector.service: Failed with result 'exit-code'. Jan 09 15:03:04 shop systemd[1]: dustcollector.service: Scheduled restart job, restart counter is at 362. Jan 09 15:03:04 shop systemd[1]: Stopped dustcollector.service - DustCollector controller. Jan 09 15:03:04 shop systemd[1]: Started dustcollector.service - DustCollector controller. Jan 09 15:03:04 shop python[326876]: /home/paul/DustCollectorSoftware/.venv/bin/python: Error while finding module specification for 'dustcollector.m…tcollector') Jan 09 15:03:04 shop systemd[1]: dustcollector.service: Main process exited, code=exited, status=1/FAILURE Jan 09 15:03:04 shop systemd[1]: dustcollector.service: Failed with result 'exit-code'. Hint: Some lines were ellipsized, use -l to show in full. paul@SHOP ~/DustCollectorSoftware $ </text:p>
      <text:h text:style-name="Heading_20_6" text:outline-level="6">ChatGPT said:</text:h>
      <text:p text:style-name="P16">Hi, Paul. Bob here. What’s up?</text:p>
      <text:p text:style-name="Text_20_body">Good news: this failure is very specific, and it’s almost certainly just <text:span text:style-name="Strong_20_Emphasis">the unit is still trying to start </text:span><text:span text:style-name="Strong_20_Emphasis"><text:span text:style-name="Source_20_Text">dustcollector.main</text:span></text:span> (installed-package style) instead of <text:span text:style-name="Strong_20_Emphasis">your known-good </text:span><text:span text:style-name="Strong_20_Emphasis"><text:span text:style-name="Source_20_Text">python -m src.main</text:span></text:span> (repo style).</text:p>
      <text:p text:style-name="Text_20_body"><text:soft-page-break/>Also: right now you’re in a restart storm. First we stop the thrash, then we fix the unit.</text:p>
      <text:p text:style-name="Horizontal_20_Line"/>
      <text:h text:style-name="Heading_20_2" text:outline-level="2">1) Stop the restart storm (right now)</text:h>
      <text:p text:style-name="P3"><text:span text:style-name="Source_20_Text">sudo systemctl stop dustcollector.service</text:span></text:p>
      <text:p text:style-name="Text_20_body">(Optional but nice while debugging)</text:p>
      <text:p text:style-name="P3"><text:span text:style-name="Source_20_Text">sudo systemctl disable dustcollector.service</text:span></text:p>
      <text:p text:style-name="Horizontal_20_Line"/>
      <text:h text:style-name="Heading_20_2" text:outline-level="2">2) Show the <text:span text:style-name="Emphasis">actual</text:span> ExecStart systemd is using</text:h>
      <text:p text:style-name="Text_20_body">This matters more than what we think we installed.</text:p>
      <text:p text:style-name="P2"><text:span text:style-name="Source_20_Text">systemctl cat dustcollector.service</text:span></text:p>
      <text:p text:style-name="P5"><text:span text:style-name="Source_20_Text">systemctl show dustcollector.service -p ExecStart</text:span></text:p>
      <text:p text:style-name="Text_20_body">If you want the full un-ellipsized error too:</text:p>
      <text:p text:style-name="P3"><text:span text:style-name="Source_20_Text">journalctl -u dustcollector.service -n 30 --no-pager</text:span></text:p>
      <text:p text:style-name="Horizontal_20_Line"/>
      <text:h text:style-name="Heading_20_2" text:outline-level="2">3) Force the unit to use your known-good command</text:h>
      <text:p text:style-name="Text_20_body">This exactly mirrors your <text:span text:style-name="Source_20_Text">run.sh</text:span> behavior, but hard-wired.</text:p>
      <text:p text:style-name="P2"><text:span text:style-name="Source_20_Text">sudo tee /etc/systemd/system/dustcollector.service &gt;/dev/null &lt;&lt;'EOF'</text:span></text:p>
      <text:p text:style-name="P4"><text:span text:style-name="Source_20_Text">[Unit]</text:span></text:p>
      <text:p text:style-name="P4"><text:span text:style-name="Source_20_Text">Description=DustCollector controller</text:span></text:p>
      <text:p text:style-name="P4"><text:span text:style-name="Source_20_Text">After=network-online.target</text:span></text:p>
      <text:p text:style-name="P4"><text:span text:style-name="Source_20_Text">Wants=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><text:span text:style-name="Source_20_Text">WorkingDirectory=/home/paul/DustCollectorSoftware</text:span></text:p>
      <text:p text:style-name="P4"/>
      <text:p text:style-name="P4"><text:span text:style-name="Source_20_Text"># Known-good: matches run.sh</text:span></text:p>
      <text:p text:style-name="P4"><text:span text:style-name="Source_20_Text">ExecStart=/home/paul/DustCollectorSoftware/.venv/bin/python -m src.main --config /home/paul/DustCollectorSoftware/config/config.yaml</text:span></text:p>
      <text:p text:style-name="P4"/>
      <text:p text:style-name="P4"><text:span text:style-name="Source_20_Text"># Avoid restart storms while you're iterating</text:span></text:p>
      <text:p text:style-name="P4"><text:span text:style-name="Source_20_Text">Restart=on-failure</text:span></text:p>
      <text:p text:style-name="P4"><text:span text:style-name="Source_20_Text">RestartSec=2</text:span></text:p>
      <text:p text:style-name="P4"><text:span text:style-name="Source_20_Text">StartLimitIntervalSec=30</text:span></text:p>
      <text:p text:style-name="P4"><text:span text:style-name="Source_20_Text">StartLimitBurst=5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><text:soft-page-break/><text:span text:style-name="Source_20_Text">Environment=PYTHONUNBUFFERED=1</text:span></text:p>
      <text:p text:style-name="P4"/>
      <text:p text:style-name="P4"><text:span text:style-name="Source_20_Text">KillSignal=SIGTERM</text:span></text:p>
      <text:p text:style-name="P4"><text:span text:style-name="Source_20_Text">TimeoutStopSec=10</text:span></text:p>
      <text:p text:style-name="P4"/>
      <text:p text:style-name="P4"><text:span text:style-name="Source_20_Text">[Install]</text:span></text:p>
      <text:p text:style-name="P4"><text:span text:style-name="Source_20_Text">WantedBy=multi-user.target</text:span></text:p>
      <text:p text:style-name="P5"><text:span text:style-name="Source_20_Text">EOF</text:span></text:p>
      <text:p text:style-name="Text_20_body">Reload and start:</text:p>
      <text:p text:style-name="P2"><text:span text:style-name="Source_20_Text">sudo systemctl daemon-reload</text:span></text:p>
      <text:p text:style-name="P4"><text:span text:style-name="Source_20_Text">sudo systemctl enable dustcollector.service</text:span></text:p>
      <text:p text:style-name="P4"><text:span text:style-name="Source_20_Text">sudo systemctl restart dustcollector.service</text:span></text:p>
      <text:p text:style-name="P5"><text:span text:style-name="Source_20_Text">systemctl status dustcollector.service --no-pager -l</text:span></text:p>
      <text:p text:style-name="Horizontal_20_Line"/>
      <text:h text:style-name="Heading_20_2" text:outline-level="2">4) If it <text:span text:style-name="Emphasis">still</text:span> complains about <text:span text:style-name="Source_20_Text">dustcollector.main</text:span></text:h>
      <text:p text:style-name="Text_20_body">Then we’re not actually running the unit file we think we are (or there’s an override drop-in).</text:p>
      <text:p text:style-name="Text_20_body">Check for overrides:</text:p>
      <text:p text:style-name="P2"><text:span text:style-name="Source_20_Text">systemctl show dustcollector.service -p FragmentPath -p DropInPaths</text:span></text:p>
      <text:p text:style-name="P5"><text:span text:style-name="Source_20_Text">sudo systemctl cat dustcollector.service</text:span></text:p>
      <text:p text:style-name="Text_20_body">If there’s a drop-in overriding <text:span text:style-name="Source_20_Text">ExecStart</text:span>, we’ll delete/neutralize it.</text:p>
      <text:p text:style-name="Horizontal_20_Line"/>
      <text:h text:style-name="Heading_20_3" text:outline-level="3">Why this happened</text:h>
      <text:p text:style-name="Text_20_body">Your log line says (ellipsized) “Error while finding module specification for <text:span text:style-name="Source_20_Text">dustcollector.m…</text:span>” — that points to <text:span text:style-name="Strong_20_Emphasis">an ExecStart like</text:span>:</text:p>
      <text:list text:style-name="L17">
        <text:list-item>
          <text:p text:style-name="P26"><text:span text:style-name="Source_20_Text">python -m dustcollector.main ...</text:span> or</text:p>
        </text:list-item>
        <text:list-item>
          <text:p text:style-name="P26"><text:span text:style-name="Source_20_Text">dustcollector ...</text:span> (console script importing <text:span text:style-name="Source_20_Text">dustcollector.main</text:span>)</text:p>
        </text:list-item>
      </text:list>
      <text:p text:style-name="Text_20_body">But your working code is:</text:p>
      <text:list text:style-name="L18">
        <text:list-item>
          <text:p text:style-name="P27"><text:span text:style-name="Source_20_Text">python -m src.main ...</text:span></text:p>
        </text:list-item>
      </text:list>
      <text:p text:style-name="Text_20_body">So we just make systemd do the thing you know works.</text:p>
      <text:p text:style-name="Horizontal_20_Line"/>
      <text:p text:style-name="Text_20_body">Run the commands in sections 1–3. If it still fails, paste:</text:p>
      <text:list text:style-name="L19">
        <text:list-item>
          <text:p text:style-name="P28"><text:span text:style-name="Source_20_Text">systemctl show dustcollector.service -p ExecStart -p FragmentPath -p DropInPaths</text:span></text:p>
        </text:list-item>
        <text:list-item>
          <text:p text:style-name="P28"><text:span text:style-name="Source_20_Text">journalctl -u dustcollector.service -n 50 --no-pager</text:span></text:p>
        </text:list-item>
      </text:list>
      <text:p text:style-name="Text_20_body">…and we’ll nail it in one more pass.</text:p>
      <text:p text:style-name="Text_20_body"><text:soft-page-break/>/Bob</text:p>
      <text:h text:style-name="Heading_20_5" text:outline-level="5">You said:</text:h>
      <text:p text:style-name="Text_20_body">paul@SHOP ~/DustCollectorSoftware $ systemctl cat dustcollector.service systemctl show dustcollector.service -p ExecStart # /etc/systemd/system/dustcollector.service [Unit] Description=DustCollector controller After=network-online.target Wants=network-online.target [Service] Type=simple # Run as your normal user (change if needed) User=paul Group=paul # Adjust this to wherever the repo/package lives on the Pi WorkingDirectory=/home/paul/DustCollectorSoftware # If you use a venv, point ExecStart to it; if installed system-wide, use "dustcollector" directly. # Pick ONE of these ExecStart lines and delete the other. # (A) VENV-based: ExecStart=/home/paul/DustCollectorSoftware/.venv/bin/python -m dustcollector.main --config /home/paul/DustCollectorSoftware/config/config.yaml # (B) Package/console-script based: # ExecStart=/usr/local/bin/dustcollector --config /home/paul/DustCollectorSoftware/config/config.yaml Restart=on-failure RestartSec=2 # Make logs go to journald (viewable with journalctl) StandardOutput=journal StandardError=journal # Nice shutdown behavior KillSignal=SIGTERM TimeoutStopSec=10 [Install] WantedBy=multi-user.target lines 1-38/38 (END) ..... now... paul@SHOP ~/DustCollectorSoftware $ sudo systemctl daemon-reload sudo systemctl enable dustcollector.service sudo systemctl restart dustcollector.service systemctl status dustcollector.service --no-pager -l Created symlink /etc/systemd/system/multi-user.target.wants/dustcollector.service → /etc/systemd/system/dustcollector.service. ● dustcollector.service - DustCollector controller Loaded: loaded (/etc/systemd/system/dustcollector.service; enabled; preset: enabled) Active: active (running) since Fri 2026-01-09 15:06:49 EST; 33ms ago Main PID: 327489 (python) Tasks: 1 (limit: 8742) CPU: 23ms CGroup: /system.slice/dustcollector.service └─327489 /home/paul/DustCollectorSoftware/.venv/bin/python -m src.main --config /home/paul/DustCollectorSoftware/config/config.yaml Jan 09 15:06:49 shop systemd[1]: Started dustcollector.service - DustCollector controller. paul@SHOP ~/DustCollectorSoftware $ </text:p>
      <text:h text:style-name="Heading_20_6" text:outline-level="6">ChatGPT said:</text:h>
      <text:p text:style-name="Text_20_body">Hi, Paul. Bob here. What’s up?</text:p>
      <text:p text:style-name="Text_20_body">That’s nailed. The root cause was exactly what we suspected:</text:p>
      <text:list text:style-name="L20">
        <text:list-item>
          <text:p text:style-name="P29">Your unit had <text:span text:style-name="Strong_20_Emphasis"><text:span text:style-name="Source_20_Text">-m dustcollector.main</text:span></text:span> (package-module path)</text:p>
        </text:list-item>
        <text:list-item>
          <text:p text:style-name="P29">Your working entrypoint is <text:span text:style-name="Strong_20_Emphasis"><text:span text:style-name="Source_20_Text">-m src.main</text:span></text:span></text:p>
        </text:list-item>
        <text:list-item>
          <text:p text:style-name="P29">Now <text:span text:style-name="Source_20_Text">systemctl status</text:span> shows it’s running <text:span text:style-name="Source_20_Text">-m src.main</text:span>, so the service side is correct.</text:p>
        </text:list-item>
      </text:list>
      <text:p text:style-name="Text_20_body">Two finishing steps I recommend before we move on to ISS:</text:p>
      <text:p text:style-name="Horizontal_20_Line"/>
      <text:h text:style-name="Heading_20_2" text:outline-level="2">1) Confirm it’s actually doing work (not just “running”)</text:h>
      <text:p text:style-name="Text_20_body">Run:</text:p>
      <text:p text:style-name="P3"><text:span text:style-name="Source_20_Text">journalctl -u dustcollector.service -n 80 --no-pager</text:span></text:p>
      <text:p text:style-name="Text_20_body"><text:soft-page-break/>You should see your normal boot logs.</text:p>
      <text:p text:style-name="Horizontal_20_Line"/>
      <text:h text:style-name="Heading_20_2" text:outline-level="2">2) Make it resistant to “restart storms” during future mistakes</text:h>
      <text:p text:style-name="Text_20_body">Right now you still have <text:span text:style-name="Source_20_Text">Restart=on-failure</text:span> which is good, but you can cap bursts so a typo doesn’t hammer the Pi.</text:p>
      <text:p text:style-name="Text_20_body">If you want that, replace the unit with this slightly safer version (same ExecStart, just adds limits):</text:p>
      <text:p text:style-name="P2"><text:span text:style-name="Source_20_Text">sudo tee /etc/systemd/system/dustcollector.service &gt;/dev/null &lt;&lt;'EOF'</text:span></text:p>
      <text:p text:style-name="P4"><text:span text:style-name="Source_20_Text">[Unit]</text:span></text:p>
      <text:p text:style-name="P4"><text:span text:style-name="Source_20_Text">Description=DustCollector controller</text:span></text:p>
      <text:p text:style-name="P4"><text:span text:style-name="Source_20_Text">After=network-online.target</text:span></text:p>
      <text:p text:style-name="P4"><text:span text:style-name="Source_20_Text">Wants=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><text:span text:style-name="Source_20_Text">WorkingDirectory=/home/paul/DustCollectorSoftware</text:span></text:p>
      <text:p text:style-name="P4"/>
      <text:p text:style-name="P4"><text:span text:style-name="Source_20_Text">ExecStart=/home/paul/DustCollectorSoftware/.venv/bin/python -m src.main --config /home/paul/DustCollectorSoftware/config/config.yaml</text:span></text:p>
      <text:p text:style-name="P4"/>
      <text:p text:style-name="P4"><text:span text:style-name="Source_20_Text">Restart=on-failure</text:span></text:p>
      <text:p text:style-name="P4"><text:span text:style-name="Source_20_Text">RestartSec=2</text:span></text:p>
      <text:p text:style-name="P4"><text:span text:style-name="Source_20_Text">StartLimitIntervalSec=30</text:span></text:p>
      <text:p text:style-name="P4"><text:span text:style-name="Source_20_Text">StartLimitBurst=5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><text:span text:style-name="Source_20_Text">Environment=PYTHONUNBUFFERED=1</text:span></text:p>
      <text:p text:style-name="P4"/>
      <text:p text:style-name="P4"><text:span text:style-name="Source_20_Text">KillSignal=SIGTERM</text:span></text:p>
      <text:p text:style-name="P4"><text:span text:style-name="Source_20_Text">TimeoutStopSec=10</text:span></text:p>
      <text:p text:style-name="P4"/>
      <text:p text:style-name="P4"><text:span text:style-name="Source_20_Text">[Install]</text:span></text:p>
      <text:p text:style-name="P4"><text:span text:style-name="Source_20_Text">WantedBy=multi-user.target</text:span></text:p>
      <text:p text:style-name="P4"><text:span text:style-name="Source_20_Text">EOF</text:span></text:p>
      <text:p text:style-name="P4"/>
      <text:p text:style-name="P4"><text:span text:style-name="Source_20_Text">sudo systemctl daemon-reload</text:span></text:p>
      <text:p text:style-name="P5"><text:span text:style-name="Source_20_Text">sudo systemctl restart dustcollector.service</text:span></text:p>
      <text:p text:style-name="Text_20_body">(If you don’t care, skip it. But it’s cheap insurance.)</text:p>
      <text:p text:style-name="Horizontal_20_Line"/>
      <text:h text:style-name="Heading_20_1" text:outline-level="1">Next: ISS as a service</text:h>
      <text:p text:style-name="Text_20_body">Given your existing <text:span text:style-name="Source_20_Text">~/bin/iss.sh</text:span>, we’ll do exactly what we did for DustCollector:</text:p>
      <text:list text:style-name="L21">
        <text:list-item>
          <text:p text:style-name="P30">move it to <text:span text:style-name="Source_20_Text">/usr/local/bin/iss-kiosk</text:span></text:p>
        </text:list-item>
        <text:list-item>
          <text:p text:style-name="P30"><text:soft-page-break/>make <text:span text:style-name="Source_20_Text">iss-kiosk.service</text:span></text:p>
        </text:list-item>
        <text:list-item>
          <text:p text:style-name="P30">enable it at <text:span text:style-name="Source_20_Text">graphical.target</text:span></text:p>
        </text:list-item>
      </text:list>
      <text:p text:style-name="Text_20_body">If you say “go”, I’ll give you the final, paste-and-run command blocks (same style as we just did), and we’ll finish the ISS side and the local docs in one pass.</text:p>
      <text:p text:style-name="Text_20_body">/Bob</text:p>
      <text:h text:style-name="Heading_20_5" text:outline-level="5">You said:</text:h>
      <text:p text:style-name="Text_20_body">Jan 09 15:06:49 shop systemd[1]: Started dustcollector.service - DustCollector controller. paul@SHOP ~/DustCollectorSoftware $ journalctl -u dustcollector.service -n 80 --no-pager Jan 09 15:04:58 shop systemd[1]: dustcollector.service: Failed with result 'exit-code'. Jan 09 15:05:01 shop systemd[1]: dustcollector.service: Scheduled restart job, restart counter is at 414. Jan 09 15:05:01 shop systemd[1]: Stopped dustcollector.service - DustCollector controller. Jan 09 15:05:01 shop systemd[1]: Started dustcollector.service - DustCollector controller. Jan 09 15:05:01 shop python[327168]: /home/paul/DustCollectorSoftware/.venv/bin/python: Error while finding module specification for 'dustcollector.main' (ModuleNotFoundError: No module named 'dustcollector') Jan 09 15:05:01 shop systemd[1]: dustcollector.service: Main process exited, code=exited, status=1/FAILURE Jan 09 15:05:01 shop systemd[1]: dustcollector.service: Failed with result 'exit-code'. Jan 09 15:05:03 shop systemd[1]: dustcollector.service: Scheduled restart job, restart counter is at 415. Jan 09 15:05:03 shop systemd[1]: Stopped dustcollector.service - DustCollector controller. Jan 09 15:05:03 shop systemd[1]: Started dustcollector.service - DustCollector controller. Jan 09 15:05:03 shop python[327176]: /home/paul/DustCollectorSoftware/.venv/bin/python: Error while finding module specification for 'dustcollector.main' (ModuleNotFoundError: No module named 'dustcollector') Jan 09 15:05:03 shop systemd[1]: dustcollector.service: Main process exited, code=exited, status=1/FAILURE Jan 09 15:05:03 shop systemd[1]: dustcollector.service: Failed with result 'exit-code'. Jan 09 15:05:05 shop systemd[1]: dustcollector.service: Scheduled restart job, restart counter is at 416. Jan 09 15:05:05 shop systemd[1]: Stopped dustcollector.service - DustCollector controller. Jan 09 15:05:05 shop systemd[1]: Started dustcollector.service - DustCollector controller. Jan 09 15:05:06 shop python[327182]: /home/paul/DustCollectorSoftware/.venv/bin/python: Error while finding module specification for 'dustcollector.main' (ModuleNotFoundError: No module named 'dustcollector') Jan 09 15:05:06 shop systemd[1]: dustcollector.service: Main process exited, code=exited, status=1/FAILURE Jan 09 15:05:06 shop systemd[1]: dustcollector.service: Failed with result 'exit-code'. Jan 09 15:05:06 shop systemd[1]: Stopped dustcollector.service - DustCollector controller. Jan 09 15:06:49 shop systemd[1]: /etc/systemd/system/dustcollector.service:18: Unknown key 'StartLimitIntervalSec' in section [Service], ignoring. Jan 09 15:06:49 shop systemd[1]: Started dustcollector.service - DustCollector controller. Jan 09 15:06:50 shop python[327489]: [15:06:50] INFO [15:06:50] INFO __main__: Boot: main.py:62 Jan 09 15:06:50 shop python[327489]: config=/home/paul/DustCollectorSoftware/config/co Jan 09 15:06:50 shop python[327489]: nfig.yaml Jan 09 15:06:50 shop python[327489]: INFO [15:06:50] INFO __main__: LED init: PCF@0x20 main.py:49 Jan 09 15:06:50 shop python[327489]: before=0x7f wrote=0x00 after=0x00 Jan 09 15:06:50 shop python[327489]: INFO [15:06:50] INFO src.hardware.pcf_relays: pcf_relays.py:45 Jan 09 15:06:50 shop python[327489]: PCF relays init: bus=1 addr=0x21 Jan 09 15:06:50 shop <text:soft-page-break/>python[327489]: active_low=False orig=0xff Jan 09 15:06:50 shop python[327489]: INFO [15:06:50] INFO __main__: Relay init: PCF@0x21 main.py:74 Jan 09 15:06:50 shop python[327489]: all OFF Jan 09 15:06:50 shop python[327489]: INFO [15:06:50] INFO __main__: AQM UART open: main.py:82 Jan 09 15:06:50 shop python[327489]: /dev/serial0 @ 9600 Jan 09 15:06:50 shop python[327489]: INFO [15:06:50] INFO aqm_reader: OLED: init OK aqm_reader.py:167 Jan 09 15:06:50 shop python[327489]: (SSD1306 128x64 @ 0x3C). Jan 09 15:06:50 shop python[327489]: INFO [15:06:50] INFO aqm_reader: AQM reader aqm_reader.py:288 Jan 09 15:06:50 shop python[327489]: running (interval_s=0.800 bad_on=35 Jan 09 15:06:50 shop python[327489]: bad_off=30 severe=75 use_cf1=True Jan 09 15:06:50 shop python[327489]: win_good=5 win_bad=25 max_win=25 Jan 09 15:06:50 shop python[327489]: show_values=False) [RX-only] Jan 09 15:06:50 shop python[327489]: INFO [15:06:50] INFO aqm_policy: AQM policy aqm_policy.py:58 Jan 09 15:06:50 shop python[327489]: running: fan_on_when_bad=True Jan 09 15:06:50 shop python[327489]: pause_fun_on_severe=True Jan 09 15:06:50 shop python[327489]: min_off_lockout_ms=0 fan_pin=24 Jan 09 15:06:50 shop python[327489]: fan_active_high=True Jan 09 15:06:50 shop python[327489]: INFO [15:06:50] INFO aqm_announcer: AQM aqm_announcer.py:178 Jan 09 15:06:50 shop python[327489]: announcer running: engine=espeak-ng Jan 09 15:06:50 shop python[327489]: voice=en-us volume=200 speed_wpm=155 Jan 09 15:06:50 shop python[327489]: min_seconds_between=60.0 Jan 09 15:06:50 shop python[327489]: safe_text(len=97 'All clear! All clear! Jan 09 15:06:50 shop python[327489]: All clear! The air...') Jan 09 15:06:50 shop python[327489]: unsafe_text(len=95 'Warning!! Warning!! Jan 09 15:06:50 shop python[327489]: Warning!! Air qualit...') Jan 09 15:06:50 shop python[327489]: INFO [15:06:50] INFO src.hardware.pcf_leds: PCF pcf_leds.py:37 Jan 09 15:06:50 shop python[327489]: LED pair init: bus=1 addr=0x20 green=7 red=3 Jan 09 15:06:50 shop python[327489]: active_low=False orig=0x00 Jan 09 15:06:50 shop python[327489]: INFO [15:06:50] INFO lathe_gate_controller.py:102 Jan 09 15:06:50 shop python[327489]: src.tasks.lathe_gate_controller Jan 09 15:06:50 shop python[327489]: : LATHE CTRL: boot -&gt; CLOSED Jan 09 15:06:50 shop python[327489]: (Gate RED) Jan 09 15:06:50 shop python[327489]: INFO [15:06:50] INFO src.hardware.pcf_leds: PCF pcf_leds.py:37 Jan 09 15:06:50 shop python[327489]: LED pair init: bus=1 addr=0x20 green=6 red=2 Jan 09 15:06:50 shop python[327489]: active_low=False orig=0x00 Jan 09 15:06:50 shop python[327489]: INFO [15:06:50] INFO saw_gate_controller.py:98 Jan 09 15:06:50 shop python[327489]: src.tasks.saw_gate_controller: SAW Jan 09 15:06:50 shop python[327489]: CTRL: boot -&gt; CLOSED (Saw RED) Jan 09 15:06:50 shop python[327489]: INFO [15:06:50] INFO src.tasks.adc_watch: ADC adc_watch.py:116 Jan 09 15:06:50 shop python[327489]: watch start: addr=0x48 sample_hz=10.0 Jan 09 15:06:50 shop python[327489]: consec=3 | SAW A0 ON=1.000V OFF=0.300V | Jan 09 15:06:50 shop python[327489]: LATHE A1 ON=0.040V OFF=0.025V Jan 09 15:06:50 shop python[327489]: INFO [15:06:50] INFO collector_ssr_controller.py:107 Jan 09 15:06:50 shop python[327489]: src.tasks.collector_ssr_cont Jan 09 15:06:50 shop python[327489]: roller: Collector SSR Jan 09 15:06:50 shop python[327489]: controller ready (pin=25 Jan 09 15:06:50 shop python[327489]: active_high=True Jan 09 15:06:50 shop python[327489]: tools=['saw', 'lathe']) Jan 09 15:06:50 shop python[327489]: [OFF] Jan 09 15:06:51 shop python[327489]: [15:06:51] INFO [15:06:51] INFO aqm_announcer: AQM aqm_announcer.py:147 Jan 09 15:06:51 shop python[327489]: announce baseline: good paul@SHOP ~/DustCollectorSoftware $ ready for iss stuff</text:p>
      <text:h text:style-name="Heading_20_6" text:outline-level="6"><text:soft-page-break/>ChatGPT said:</text:h>
      <text:p text:style-name="Text_20_body">Hi, Paul. Bob here. What’s up?</text:p>
      <text:p text:style-name="Text_20_body">Great. DustCollector is cleanly running and journald logging looks exactly right.</text:p>
      <text:p text:style-name="Text_20_body">Two quick notes before ISS:</text:p>
      <text:list text:style-name="L22">
        <text:list-item>
          <text:p text:style-name="P31">That warning is because I previously put <text:span text:style-name="Source_20_Text">StartLimitIntervalSec</text:span> under <text:span text:style-name="Strong_20_Emphasis">[Service]</text:span>. systemd wants it under <text:span text:style-name="Strong_20_Emphasis">[Unit]</text:span>. We’ll fix that after ISS (or now, if you want).</text:p>
        </text:list-item>
        <text:list-item>
          <text:p text:style-name="P31">Your logs prove the service is doing real work. Good.</text:p>
        </text:list-item>
      </text:list>
      <text:p text:style-name="Text_20_body">Now: ISS service. We’ll do the same “paste-and-run” approach.</text:p>
      <text:p text:style-name="Horizontal_20_Line"/>
      <text:h text:style-name="Heading_20_1" text:outline-level="1">ISS kiosk service install</text:h>
      <text:h text:style-name="Heading_20_2" text:outline-level="2">1) Install the kiosk script to <text:span text:style-name="Source_20_Text">/usr/local/bin/iss-kiosk</text:span></text:h>
      <text:p text:style-name="Text_20_body">⚠️ <text:span text:style-name="Strong_20_Emphasis">Hazard:</text:span> <text:span text:style-name="Source_20_Text">pkill chromium</text:span> will kill Chromium sessions owned by <text:span text:style-name="Source_20_Text">paul</text:span>. Fine for a kiosk box.</text:p>
      <text:p text:style-name="P2"><text:span text:style-name="Source_20_Text">sudo tee /usr/local/bin/iss-kiosk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export DISPLAY=:0</text:span></text:p>
      <text:p text:style-name="P4"><text:span text:style-name="Source_20_Text">export XAUTHORITY="${XAUTHORITY:-$HOME/.Xauthority}"</text:span></text:p>
      <text:p text:style-name="P4"/>
      <text:p text:style-name="P4"><text:span text:style-name="Source_20_Text">pkill chromium &gt;/dev/null 2&gt;&amp;1 || true</text:span></text:p>
      <text:p text:style-name="P4"><text:span text:style-name="Source_20_Text">sleep 2</text:span></text:p>
      <text:p text:style-name="P4"/>
      <text:p text:style-name="P4"><text:span text:style-name="Source_20_Text">URLS=(</text:span></text:p>
      <text:p text:style-name="P4"><text:span text:style-name="Source_20_Text"><text:s text:c="2"/>"https://www.sen.com/live"</text:span></text:p>
      <text:p text:style-name="P4"><text:span text:style-name="Source_20_Text"><text:s text:c="2"/>"https://www.youtube.com/channel/UCLA_DiR1FfKNvjuUpBHmylQ/live?app=desktop"</text:span></text:p>
      <text:p text:style-name="P4"><text:span text:style-name="Source_20_Text">)</text:span></text:p>
      <text:p text:style-name="P4"/>
      <text:p text:style-name="P4"><text:span text:style-name="Source_20_Text">for url in "${URLS[@]}"; do</text:span></text:p>
      <text:p text:style-name="P4"><text:span text:style-name="Source_20_Text"><text:s text:c="2"/>chromium-browser \</text:span></text:p>
      <text:p text:style-name="P4"><text:span text:style-name="Source_20_Text"><text:s text:c="4"/>--kiosk \</text:span></text:p>
      <text:p text:style-name="P4"><text:span text:style-name="Source_20_Text"><text:s text:c="4"/>--noerrdialogs \</text:span></text:p>
      <text:p text:style-name="P4"><text:span text:style-name="Source_20_Text"><text:s text:c="4"/>--disable-infobars \</text:span></text:p>
      <text:p text:style-name="P4"><text:span text:style-name="Source_20_Text"><text:s text:c="4"/>--disable-session-crashed-bubble \</text:span></text:p>
      <text:p text:style-name="P4"><text:span text:style-name="Source_20_Text"><text:s text:c="4"/>--autoplay-policy=no-user-gesture-required \</text:span></text:p>
      <text:p text:style-name="P4"><text:span text:style-name="Source_20_Text"><text:s text:c="4"/>--password-store=basic \</text:span></text:p>
      <text:p text:style-name="P4"><text:span text:style-name="Source_20_Text"><text:s text:c="4"/>--use-mock-keychain \</text:span></text:p>
      <text:p text:style-name="P4"><text:span text:style-name="Source_20_Text"><text:s text:c="4"/>--mute-audio \</text:span></text:p>
      <text:p text:style-name="P4"><text:span text:style-name="Source_20_Text"><text:s text:c="4"/>"$url" &amp;&amp; exit 0</text:span></text:p>
      <text:p text:style-name="P4"><text:span text:style-name="Source_20_Text">done</text:span></text:p>
      <text:p text:style-name="P4"/>
      <text:p text:style-name="P4"><text:span text:style-name="Source_20_Text">exit 1</text:span></text:p>
      <text:p text:style-name="P4"><text:span text:style-name="Source_20_Text">EOF</text:span></text:p>
      <text:p text:style-name="P4"/>
      <text:p text:style-name="P5"><text:span text:style-name="Source_20_Text">sudo chmod +x /usr/local/bin/iss-kiosk</text:span></text:p>
      <text:p text:style-name="Horizontal_20_Line"/>
      <text:h text:style-name="Heading_20_2" text:outline-level="2"><text:soft-page-break/>2) Create <text:span text:style-name="Source_20_Text">/etc/systemd/system/iss-kiosk.service</text:span></text:h>
      <text:p text:style-name="Text_20_body">This waits for the GUI target and then starts the kiosk. The <text:span text:style-name="Source_20_Text">ExecStartPre</text:span> sleep avoids “DISPLAY race” issues after boot.</text:p>
      <text:p text:style-name="P2"><text:span text:style-name="Source_20_Text">sudo tee /etc/systemd/system/iss-kiosk.service &gt;/dev/null &lt;&lt;'EOF'</text:span></text:p>
      <text:p text:style-name="P4"><text:span text:style-name="Source_20_Text">[Unit]</text:span></text:p>
      <text:p text:style-name="P4"><text:span text:style-name="Source_20_Text">Description=ISS feed kiosk (Chromium)</text:span></text:p>
      <text:p text:style-name="P4"><text:span text:style-name="Source_20_Text">After=graphical.target network-online.target</text:span></text:p>
      <text:p text:style-name="P4"><text:span text:style-name="Source_20_Text">Wants=graphical.target network-online.target</text:span></text:p>
      <text:p text:style-name="P4"/>
      <text:p text:style-name="P4"><text:span text:style-name="Source_20_Text">[Service]</text:span></text:p>
      <text:p text:style-name="P4"><text:span text:style-name="Source_20_Text">Type=simple</text:span></text:p>
      <text:p text:style-name="P4"><text:span text:style-name="Source_20_Text">User=paul</text:span></text:p>
      <text:p text:style-name="P4"><text:span text:style-name="Source_20_Text">Group=paul</text:span></text:p>
      <text:p text:style-name="P4"/>
      <text:p text:style-name="P4"><text:span text:style-name="Source_20_Text">Environment=DISPLAY=:0</text:span></text:p>
      <text:p text:style-name="P4"><text:span text:style-name="Source_20_Text">Environment=XAUTHORITY=/home/paul/.Xauthority</text:span></text:p>
      <text:p text:style-name="P4"/>
      <text:p text:style-name="P4"><text:span text:style-name="Source_20_Text">ExecStartPre=/bin/sleep 3</text:span></text:p>
      <text:p text:style-name="P4"><text:span text:style-name="Source_20_Text">ExecStart=/usr/local/bin/iss-kiosk</text:span></text:p>
      <text:p text:style-name="P4"/>
      <text:p text:style-name="P4"><text:span text:style-name="Source_20_Text">Restart=always</text:span></text:p>
      <text:p text:style-name="P4"><text:span text:style-name="Source_20_Text">RestartSec=3</text:span></text:p>
      <text:p text:style-name="P4"/>
      <text:p text:style-name="P4"><text:span text:style-name="Source_20_Text">StandardOutput=journal</text:span></text:p>
      <text:p text:style-name="P4"><text:span text:style-name="Source_20_Text">StandardError=journal</text:span></text:p>
      <text:p text:style-name="P4"/>
      <text:p text:style-name="P4"><text:span text:style-name="Source_20_Text">TimeoutStopSec=10</text:span></text:p>
      <text:p text:style-name="P4"><text:span text:style-name="Source_20_Text">KillSignal=SIGTERM</text:span></text:p>
      <text:p text:style-name="P4"/>
      <text:p text:style-name="P4"><text:span text:style-name="Source_20_Text">[Install]</text:span></text:p>
      <text:p text:style-name="P4"><text:span text:style-name="Source_20_Text">WantedBy=graphical.target</text:span></text:p>
      <text:p text:style-name="P5"><text:span text:style-name="Source_20_Text">EOF</text:span></text:p>
      <text:p text:style-name="Horizontal_20_Line"/>
      <text:h text:style-name="Heading_20_2" text:outline-level="2">3) Enable + start + verify</text:h>
      <text:p text:style-name="P2"><text:span text:style-name="Source_20_Text">sudo systemctl daemon-reload</text:span></text:p>
      <text:p text:style-name="P4"><text:span text:style-name="Source_20_Text">sudo systemctl enable iss-kiosk.service</text:span></text:p>
      <text:p text:style-name="P4"><text:span text:style-name="Source_20_Text">sudo systemctl restart iss-kiosk.service</text:span></text:p>
      <text:p text:style-name="P5"><text:span text:style-name="Source_20_Text">systemctl status iss-kiosk.service --no-pager -l</text:span></text:p>
      <text:p text:style-name="Text_20_body">Logs:</text:p>
      <text:p text:style-name="P3"><text:span text:style-name="Source_20_Text">journalctl -u iss-kiosk.service -n 80 --no-pager</text:span></text:p>
      <text:p text:style-name="Horizontal_20_Line"/>
      <text:h text:style-name="Heading_20_1" text:outline-level="1"><text:soft-page-break/>4) Add ISS helper command (optional but handy)</text:h>
      <text:p text:style-name="P2"><text:span text:style-name="Source_20_Text">sudo tee /usr/local/bin/iss &gt;/dev/null &lt;&lt;'EOF'</text:span></text:p>
      <text:p text:style-name="P4"><text:span text:style-name="Source_20_Text">#!/usr/bin/env bash</text:span></text:p>
      <text:p text:style-name="P4"><text:span text:style-name="Source_20_Text">set -euo pipefail</text:span></text:p>
      <text:p text:style-name="P4"/>
      <text:p text:style-name="P4"><text:span text:style-name="Source_20_Text">cmd="${1:-help}"</text:span></text:p>
      <text:p text:style-name="P4"/>
      <text:p text:style-name="P4"><text:span text:style-name="Source_20_Text">case "$cmd" in</text:span></text:p>
      <text:p text:style-name="P4"><text:span text:style-name="Source_20_Text"><text:s text:c="2"/>start|stop|restart|enable|disable)</text:span></text:p>
      <text:p text:style-name="P4"><text:span text:style-name="Source_20_Text"><text:s text:c="4"/>sudo systemctl "$cmd" iss-kiosk.service</text:span></text:p>
      <text:p text:style-name="P4"><text:span text:style-name="Source_20_Text"><text:s text:c="4"/>;;</text:span></text:p>
      <text:p text:style-name="P4"><text:span text:style-name="Source_20_Text"><text:s text:c="2"/>status)</text:span></text:p>
      <text:p text:style-name="P4"><text:span text:style-name="Source_20_Text"><text:s text:c="4"/>systemctl status iss-kiosk.service --no-pager</text:span></text:p>
      <text:p text:style-name="P4"><text:span text:style-name="Source_20_Text"><text:s text:c="4"/>;;</text:span></text:p>
      <text:p text:style-name="P4"><text:span text:style-name="Source_20_Text"><text:s text:c="2"/>logs)</text:span></text:p>
      <text:p text:style-name="P4"><text:span text:style-name="Source_20_Text"><text:s text:c="4"/>n="${2:-200}"</text:span></text:p>
      <text:p text:style-name="P4"><text:span text:style-name="Source_20_Text"><text:s text:c="4"/>journalctl -u iss-kiosk.service -n "$n" --no-pager</text:span></text:p>
      <text:p text:style-name="P4"><text:span text:style-name="Source_20_Text"><text:s text:c="4"/>;;</text:span></text:p>
      <text:p text:style-name="P4"><text:span text:style-name="Source_20_Text"><text:s text:c="2"/>follow)</text:span></text:p>
      <text:p text:style-name="P4"><text:span text:style-name="Source_20_Text"><text:s text:c="4"/>journalctl -u iss-kiosk.service -f</text:span></text:p>
      <text:p text:style-name="P4"><text:span text:style-name="Source_20_Text"><text:s text:c="4"/>;;</text:span></text:p>
      <text:p text:style-name="P4"><text:span text:style-name="Source_20_Text"><text:s text:c="2"/>*)</text:span></text:p>
      <text:p text:style-name="P4"><text:span text:style-name="Source_20_Text"><text:s text:c="4"/>cat &lt;&lt;'USAGE'</text:span></text:p>
      <text:p text:style-name="P4"><text:span text:style-name="Source_20_Text">iss: ISS kiosk service helper</text:span></text:p>
      <text:p text:style-name="P4"/>
      <text:p text:style-name="P4"><text:span text:style-name="Source_20_Text">Usage:</text:span></text:p>
      <text:p text:style-name="P4"><text:span text:style-name="Source_20_Text"><text:s text:c="2"/>iss status</text:span></text:p>
      <text:p text:style-name="P4"><text:span text:style-name="Source_20_Text"><text:s text:c="2"/>iss start|stop|restart</text:span></text:p>
      <text:p text:style-name="P4"><text:span text:style-name="Source_20_Text"><text:s text:c="2"/>iss enable|disable</text:span></text:p>
      <text:p text:style-name="P4"><text:span text:style-name="Source_20_Text"><text:s text:c="2"/>iss logs [N]</text:span></text:p>
      <text:p text:style-name="P4"><text:span text:style-name="Source_20_Text"><text:s text:c="2"/>iss follow</text:span></text:p>
      <text:p text:style-name="P4"><text:span text:style-name="Source_20_Text">USAGE</text:span></text:p>
      <text:p text:style-name="P4"><text:span text:style-name="Source_20_Text"><text:s text:c="4"/>;;</text:span></text:p>
      <text:p text:style-name="P4"><text:span text:style-name="Source_20_Text">esac</text:span></text:p>
      <text:p text:style-name="P4"><text:span text:style-name="Source_20_Text">EOF</text:span></text:p>
      <text:p text:style-name="P4"/>
      <text:p text:style-name="P5"><text:span text:style-name="Source_20_Text">sudo chmod +x /usr/local/bin/iss</text:span></text:p>
      <text:p text:style-name="Horizontal_20_Line"/>
      <text:h text:style-name="Heading_20_1" text:outline-level="1">5) Update your local service doc</text:h>
      <text:p text:style-name="Text_20_body">Append ISS info to the file you already created (or create it now if you didn’t).</text:p>
      <text:p text:style-name="Text_20_body">If <text:span text:style-name="Source_20_Text">/usr/local/share/dustcollector/SERVICE.txt</text:span> exists:</text:p>
      <text:p text:style-name="P2"><text:span text:style-name="Source_20_Text">sudo tee -a /usr/local/share/dustcollector/SERVICE.txt &gt;/dev/null &lt;&lt;'EOF'</text:span></text:p>
      <text:p text:style-name="P4"/>
      <text:p text:style-name="P4"><text:span text:style-name="Source_20_Text">ISS kiosk:</text:span></text:p>
      <text:p text:style-name="P4"><text:span text:style-name="Source_20_Text"><text:s text:c="2"/>iss-kiosk.service</text:span></text:p>
      <text:p text:style-name="P4"/>
      <text:p text:style-name="P4"><text:span text:style-name="Source_20_Text">Commands:</text:span></text:p>
      <text:p text:style-name="P4"><text:span text:style-name="Source_20_Text"><text:s text:c="2"/>iss status</text:span></text:p>
      <text:p text:style-name="P4"><text:soft-page-break/><text:span text:style-name="Source_20_Text"><text:s text:c="2"/>iss restart</text:span></text:p>
      <text:p text:style-name="P4"><text:span text:style-name="Source_20_Text"><text:s text:c="2"/>iss logs [N]</text:span></text:p>
      <text:p text:style-name="P4"><text:span text:style-name="Source_20_Text"><text:s text:c="2"/>iss follow</text:span></text:p>
      <text:p text:style-name="P5"><text:span text:style-name="Source_20_Text">EOF</text:span></text:p>
      <text:p text:style-name="Horizontal_20_Line"/>
      <text:h text:style-name="Heading_20_2" text:outline-level="2">If ISS doesn’t appear on the HDMI screen</text:h>
      <text:p text:style-name="Text_20_body">Paste these two outputs and we’ll fix it fast:</text:p>
      <text:p text:style-name="P2"><text:span text:style-name="Source_20_Text">systemctl status iss-kiosk.service --no-pager -l</text:span></text:p>
      <text:p text:style-name="P5"><text:span text:style-name="Source_20_Text">journalctl -u iss-kiosk.service -n 120 --no-pager</text:span></text:p>
      <text:p text:style-name="Text_20_body">Also useful:</text:p>
      <text:p text:style-name="P2"><text:span text:style-name="Source_20_Text">echo $DISPLAY</text:span></text:p>
      <text:p text:style-name="P5"><text:span text:style-name="Source_20_Text">ls -la /home/paul/.Xauthority</text:span></text:p>
      <text:p text:style-name="Text_20_body">(But odds are good it’ll “just work” since your existing <text:span text:style-name="Source_20_Text">iss.sh</text:span> already works with DISPLAY=:0.)</text:p>
      <text:p text:style-name="Text_20_body">/Bob</text:p>
      <text:section text:style-name="Sect1" text:name="thread-bottom-container">
        <text:p text:style-name="P16"/>
      </text:section>
      <text:section text:style-name="Sect1" text:name="prompt-textarea">
        <text:p text:style-name="P16"/>
      </text:section>
      <text:section text:style-name="Sect1" text:name="Section1">
        <text:p text:style-name="P16"><text:bookmark text:name="thread"/></text:p>
        <text:section text:style-name="Sect1" text:name="Section2">
          <text:p text:style-name="P17"><text:bookmark text:name="thread-bottom-container"/>ChatGPT can make mistakes. Check important info.</text:p>
        </text:section>
      </text:section>
      <text:section text:style-name="Sect1" text:name="live-region-assertive">
        <text:p text:style-name="P16"/>
      </text:section>
      <text:section text:style-name="Sect1" text:name="live-region-polite">
        <text:p text:style-name="P16"/>
      </text:section>
      <text:p text:style-name="Text_20_body"><draw:frame draw:style-name="fr1" draw:name="Object1" text:anchor-type="as-char" svg:width="0.0161in" svg:height="0.0161in" draw:z-index="0"><draw:floating-frame/></draw:frame></text:p>
      <text:p text:style-name="Standard">Commands:</text:p>
      <text:p text:style-name="Standard"><text:s text:c="2"/>iss status</text:p>
      <text:p text:style-name="Standard"><text:s text:c="2"/>iss restart</text:p>
      <text:p text:style-name="Standard"><text:s text:c="2"/>iss logs [N]</text:p>
      <text:p text:style-name="Standard"><text:s text:c="2"/>iss follow</text:p>
      <text:p text:style-name="Standard">EO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5:34:50.299439473</meta:creation-date>
    <dc:date>2026-01-09T15:36:19.958644792</dc:date>
    <meta:editing-duration>PT1M31S</meta:editing-duration>
    <meta:editing-cycles>1</meta:editing-cycles>
    <meta:document-statistic meta:table-count="0" meta:image-count="0" meta:object-count="1" meta:page-count="31" meta:paragraph-count="900" meta:word-count="5253" meta:character-count="42579" meta:non-whitespace-character-count="37797"/>
    <meta:generator>LibreOffice/24.2.7.2$Linux_X86_64 LibreOffice_project/420$Build-2</meta:generator>
  </office:meta>
</office:document-meta>
</file>